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fo:margin-right="-0.012cm" table:align="margins"/>
    </style:style>
    <style:style style:name="Tableau35.A" style:family="table-column">
      <style:table-column-properties style:column-width="2.281cm" style:rel-column-width="8785*"/>
    </style:style>
    <style:style style:name="Tableau35.B" style:family="table-column">
      <style:table-column-properties style:column-width="3.831cm" style:rel-column-width="14758*"/>
    </style:style>
    <style:style style:name="Tableau35.C" style:family="table-column">
      <style:table-column-properties style:column-width="3.334cm" style:rel-column-width="12842*"/>
    </style:style>
    <style:style style:name="Tableau35.D" style:family="table-column">
      <style:table-column-properties style:column-width="7.567cm" style:rel-column-width="29150*"/>
    </style:style>
    <style:style style:name="Tableau35.A1" style:family="table-cell">
      <style:table-cell-properties fo:padding="0.097cm" fo:border-left="0.002cm solid #000000" fo:border-right="none" fo:border-top="0.002cm solid #000000" fo:border-bottom="0.002cm solid #000000"/>
    </style:style>
    <style:style style:name="Tableau35.D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5" style:family="table-cell">
      <style:table-cell-properties fo:padding="0.097cm" fo:border-left="0.002cm solid #000000" fo:border-right="none" fo:border-top="none" fo:border-bottom="0.002cm solid #000000"/>
    </style:style>
    <style:style style:name="Tableau35.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8499*"/>
    </style:style>
    <style:style style:name="Tableau46.B" style:family="table-column">
      <style:table-column-properties style:column-width="3.237cm" style:rel-column-width="12477*"/>
    </style:style>
    <style:style style:name="Tableau46.C" style:family="table-column">
      <style:table-column-properties style:column-width="4.5cm" style:rel-column-width="17345*"/>
    </style:style>
    <style:style style:name="Tableau46.D" style:family="table-column">
      <style:table-column-properties style:column-width="3.473cm" style:rel-column-width="13388*"/>
    </style:style>
    <style:style style:name="Tableau46.E" style:family="table-column">
      <style:table-column-properties style:column-width="3.586cm" style:rel-column-width="13826*"/>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47" style:family="table">
      <style:table-properties style:width="17cm" table:align="margins"/>
    </style:style>
    <style:style style:name="Tableau47.A" style:family="table-column">
      <style:table-column-properties style:column-width="2.208cm" style:rel-column-width="8513*"/>
    </style:style>
    <style:style style:name="Tableau47.B" style:family="table-column">
      <style:table-column-properties style:column-width="3.177cm" style:rel-column-width="12246*"/>
    </style:style>
    <style:style style:name="Tableau47.C" style:family="table-column">
      <style:table-column-properties style:column-width="4.038cm" style:rel-column-width="15564*"/>
    </style:style>
    <style:style style:name="Tableau47.D" style:family="table-column">
      <style:table-column-properties style:column-width="3.995cm" style:rel-column-width="15401*"/>
    </style:style>
    <style:style style:name="Tableau47.E" style:family="table-column">
      <style:table-column-properties style:column-width="3.582cm" style:rel-column-width="13811*"/>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4"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6" style:family="table">
      <style:table-properties style:width="17cm" table:align="margins"/>
    </style:style>
    <style:style style:name="Tableau66.A" style:family="table-column">
      <style:table-column-properties style:column-width="2.272cm" style:rel-column-width="8757*"/>
    </style:style>
    <style:style style:name="Tableau66.B" style:family="table-column">
      <style:table-column-properties style:column-width="5.865cm" style:rel-column-width="22608*"/>
    </style:style>
    <style:style style:name="Tableau66.C" style:family="table-column">
      <style:table-column-properties style:column-width="8.864cm" style:rel-column-width="34170*"/>
    </style:style>
    <style:style style:name="Tableau66.A1" style:family="table-cell">
      <style:table-cell-properties fo:padding="0.097cm" fo:border-left="0.002cm solid #000000" fo:border-right="none" fo:border-top="0.002cm solid #000000" fo:border-bottom="0.002cm solid #000000"/>
    </style:style>
    <style:style style:name="Tableau66.C1" style:family="table-cell">
      <style:table-cell-properties fo:padding="0.097cm" fo:border="0.002cm solid #000000"/>
    </style:style>
    <style:style style:name="Tableau66.A2" style:family="table-cell">
      <style:table-cell-properties fo:padding="0.097cm" fo:border-left="0.002cm solid #000000" fo:border-right="0.002cm solid #000000" fo:border-top="none" fo:border-bottom="0.002cm solid #000000"/>
    </style:style>
    <style:style style:name="Tableau66.5" style:family="table-row">
      <style:table-row-properties style:min-row-height="0.861cm"/>
    </style:style>
    <style:style style:name="Tableau66.A5" style:family="table-cell">
      <style:table-cell-properties fo:padding="0.097cm" fo:border-left="0.002cm solid #000000" fo:border-right="none" fo:border-top="none" fo:border-bottom="0.002cm solid #000000"/>
    </style:style>
    <style:style style:name="Tableau66.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48" style:family="table">
      <style:table-properties style:width="17cm" table:align="margins"/>
    </style:style>
    <style:style style:name="Tableau48.A" style:family="table-column">
      <style:table-column-properties style:column-width="2.272cm" style:rel-column-width="8757*"/>
    </style:style>
    <style:style style:name="Tableau48.B" style:family="table-column">
      <style:table-column-properties style:column-width="5.865cm" style:rel-column-width="22608*"/>
    </style:style>
    <style:style style:name="Tableau48.C" style:family="table-column">
      <style:table-column-properties style:column-width="8.864cm" style:rel-column-width="34170*"/>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5" style:family="table-row">
      <style:table-row-properties style:min-row-height="0.861cm"/>
    </style:style>
    <style:style style:name="Tableau48.A5" style:family="table-cell">
      <style:table-cell-properties fo:padding="0.097cm" fo:border-left="0.002cm solid #000000" fo:border-right="none" fo:border-top="none" fo:border-bottom="0.002cm solid #000000"/>
    </style:style>
    <style:style style:name="Tableau48.A6" style:family="table-cell" style:data-style-name="N0">
      <style:table-cell-properties fo:padding="0.097cm" fo:border-left="0.002cm solid #000000" fo:border-right="none" fo:border-top="none" fo:border-bottom="0.002cm solid #000000"/>
    </style:style>
    <style:style style:name="Tableau49" style:family="table">
      <style:table-properties style:width="17cm" table:align="margins"/>
    </style:style>
    <style:style style:name="Tableau49.A" style:family="table-column">
      <style:table-column-properties style:column-width="2.272cm" style:rel-column-width="8757*"/>
    </style:style>
    <style:style style:name="Tableau49.B" style:family="table-column">
      <style:table-column-properties style:column-width="5.865cm" style:rel-column-width="22608*"/>
    </style:style>
    <style:style style:name="Tableau49.C" style:family="table-column">
      <style:table-column-properties style:column-width="8.864cm" style:rel-column-width="34170*"/>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0.002cm solid #000000" fo:border-top="none" fo:border-bottom="0.002cm solid #000000"/>
    </style:style>
    <style:style style:name="Tableau49.5" style:family="table-row">
      <style:table-row-properties style:min-row-height="0.861cm"/>
    </style:style>
    <style:style style:name="Tableau49.A5" style:family="table-cell">
      <style:table-cell-properties fo:padding="0.097cm" fo:border-left="0.002cm solid #000000" fo:border-right="none" fo:border-top="none" fo:border-bottom="0.002cm solid #000000"/>
    </style:style>
    <style:style style:name="Tableau49.A6" style:family="table-cell" style:data-style-name="N0">
      <style:table-cell-properties fo:padding="0.097cm" fo:border-left="0.002cm solid #000000" fo:border-right="none" fo:border-top="none" fo:border-bottom="0.002cm solid #000000"/>
    </style:style>
    <style:style style:name="Tableau50" style:family="table">
      <style:table-properties style:width="17cm" table:align="margins"/>
    </style:style>
    <style:style style:name="Tableau50.A" style:family="table-column">
      <style:table-column-properties style:column-width="2.272cm" style:rel-column-width="8757*"/>
    </style:style>
    <style:style style:name="Tableau50.B" style:family="table-column">
      <style:table-column-properties style:column-width="5.865cm" style:rel-column-width="22608*"/>
    </style:style>
    <style:style style:name="Tableau50.C" style:family="table-column">
      <style:table-column-properties style:column-width="8.864cm" style:rel-column-width="34170*"/>
    </style:style>
    <style:style style:name="Tableau50.A1" style:family="table-cell">
      <style:table-cell-properties fo:padding="0.097cm" fo:border-left="0.002cm solid #000000" fo:border-right="none" fo:border-top="0.002cm solid #000000" fo:border-bottom="0.002cm solid #000000"/>
    </style:style>
    <style:style style:name="Tableau50.C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5" style:family="table-row">
      <style:table-row-properties style:min-row-height="0.861cm"/>
    </style:style>
    <style:style style:name="Tableau50.A5" style:family="table-cell">
      <style:table-cell-properties fo:padding="0.097cm" fo:border-left="0.002cm solid #000000" fo:border-right="none" fo:border-top="none" fo:border-bottom="0.002cm solid #000000"/>
    </style:style>
    <style:style style:name="Tableau50.A6" style:family="table-cell" style:data-style-name="N0">
      <style:table-cell-properties fo:padding="0.097cm" fo:border-left="0.002cm solid #000000" fo:border-right="none" fo:border-top="none" fo:border-bottom="0.002cm solid #000000"/>
    </style:style>
    <style:style style:name="Tableau55" style:family="table">
      <style:table-properties style:width="17cm" table:align="margins"/>
    </style:style>
    <style:style style:name="Tableau55.A" style:family="table-column">
      <style:table-column-properties style:column-width="2.272cm" style:rel-column-width="8757*"/>
    </style:style>
    <style:style style:name="Tableau55.B" style:family="table-column">
      <style:table-column-properties style:column-width="5.865cm" style:rel-column-width="22608*"/>
    </style:style>
    <style:style style:name="Tableau55.C" style:family="table-column">
      <style:table-column-properties style:column-width="8.864cm" style:rel-column-width="34170*"/>
    </style:style>
    <style:style style:name="Tableau55.A1" style:family="table-cell">
      <style:table-cell-properties fo:padding="0.097cm" fo:border-left="0.002cm solid #000000" fo:border-right="none" fo:border-top="0.002cm solid #000000" fo:border-bottom="0.002cm solid #000000"/>
    </style:style>
    <style:style style:name="Tableau55.C1" style:family="table-cell">
      <style:table-cell-properties fo:padding="0.097cm" fo:border="0.002cm solid #000000"/>
    </style:style>
    <style:style style:name="Tableau55.A2" style:family="table-cell">
      <style:table-cell-properties fo:padding="0.097cm" fo:border-left="0.002cm solid #000000" fo:border-right="0.002cm solid #000000" fo:border-top="none" fo:border-bottom="0.002cm solid #000000"/>
    </style:style>
    <style:style style:name="Tableau55.5" style:family="table-row">
      <style:table-row-properties style:min-row-height="0.861cm"/>
    </style:style>
    <style:style style:name="Tableau55.A5" style:family="table-cell">
      <style:table-cell-properties fo:padding="0.097cm" fo:border-left="0.002cm solid #000000" fo:border-right="none" fo:border-top="none" fo:border-bottom="0.002cm solid #000000"/>
    </style:style>
    <style:style style:name="Tableau55.A6" style:family="table-cell" style:data-style-name="N0">
      <style:table-cell-properties fo:padding="0.097cm" fo:border-left="0.002cm solid #000000" fo:border-right="none" fo:border-top="none" fo:border-bottom="0.002cm solid #000000"/>
    </style:style>
    <style:style style:name="Tableau51" style:family="table">
      <style:table-properties style:width="17cm" table:align="margins"/>
    </style:style>
    <style:style style:name="Tableau51.A" style:family="table-column">
      <style:table-column-properties style:column-width="2.272cm" style:rel-column-width="8757*"/>
    </style:style>
    <style:style style:name="Tableau51.B" style:family="table-column">
      <style:table-column-properties style:column-width="5.865cm" style:rel-column-width="22608*"/>
    </style:style>
    <style:style style:name="Tableau51.C" style:family="table-column">
      <style:table-column-properties style:column-width="8.864cm" style:rel-column-width="34170*"/>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table-cell-properties fo:padding="0.097cm" fo:border-left="0.002cm solid #000000" fo:border-right="0.002cm solid #000000" fo:border-top="none" fo:border-bottom="0.002cm solid #000000"/>
    </style:style>
    <style:style style:name="Tableau51.5" style:family="table-row">
      <style:table-row-properties style:min-row-height="0.861cm"/>
    </style:style>
    <style:style style:name="Tableau51.A5" style:family="table-cell">
      <style:table-cell-properties fo:padding="0.097cm" fo:border-left="0.002cm solid #000000" fo:border-right="none" fo:border-top="none" fo:border-bottom="0.002cm solid #000000"/>
    </style:style>
    <style:style style:name="Tableau51.A6" style:family="table-cell" style:data-style-name="N0">
      <style:table-cell-properties fo:padding="0.097cm" fo:border-left="0.002cm solid #000000" fo:border-right="none" fo:border-top="none" fo:border-bottom="0.002cm solid #000000"/>
    </style:style>
    <style:style style:name="Tableau53" style:family="table">
      <style:table-properties style:width="17cm" table:align="margins"/>
    </style:style>
    <style:style style:name="Tableau53.A" style:family="table-column">
      <style:table-column-properties style:column-width="2.272cm" style:rel-column-width="8757*"/>
    </style:style>
    <style:style style:name="Tableau53.B" style:family="table-column">
      <style:table-column-properties style:column-width="5.865cm" style:rel-column-width="22608*"/>
    </style:style>
    <style:style style:name="Tableau53.C" style:family="table-column">
      <style:table-column-properties style:column-width="8.864cm" style:rel-column-width="34170*"/>
    </style:style>
    <style:style style:name="Tableau53.A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5" style:family="table-row">
      <style:table-row-properties style:min-row-height="0.861cm"/>
    </style:style>
    <style:style style:name="Tableau53.A5" style:family="table-cell">
      <style:table-cell-properties fo:padding="0.097cm" fo:border-left="0.002cm solid #000000" fo:border-right="none" fo:border-top="none" fo:border-bottom="0.002cm solid #000000"/>
    </style:style>
    <style:style style:name="Tableau53.A6" style:family="table-cell" style:data-style-name="N0">
      <style:table-cell-properties fo:padding="0.097cm" fo:border-left="0.002cm solid #000000" fo:border-right="none" fo:border-top="none" fo:border-bottom="0.002cm solid #000000"/>
    </style:style>
    <style:style style:name="Tableau54" style:family="table">
      <style:table-properties style:width="17cm" table:align="margins"/>
    </style:style>
    <style:style style:name="Tableau54.A" style:family="table-column">
      <style:table-column-properties style:column-width="2.272cm" style:rel-column-width="8757*"/>
    </style:style>
    <style:style style:name="Tableau54.B" style:family="table-column">
      <style:table-column-properties style:column-width="5.865cm" style:rel-column-width="22608*"/>
    </style:style>
    <style:style style:name="Tableau54.C" style:family="table-column">
      <style:table-column-properties style:column-width="8.864cm" style:rel-column-width="34170*"/>
    </style:style>
    <style:style style:name="Tableau54.A1" style:family="table-cell">
      <style:table-cell-properties fo:padding="0.097cm" fo:border-left="0.002cm solid #000000" fo:border-right="none" fo:border-top="0.002cm solid #000000" fo:border-bottom="0.002cm solid #000000"/>
    </style:style>
    <style:style style:name="Tableau54.C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4.5" style:family="table-row">
      <style:table-row-properties style:min-row-height="0.861cm"/>
    </style:style>
    <style:style style:name="Tableau54.A5" style:family="table-cell">
      <style:table-cell-properties fo:padding="0.097cm" fo:border-left="0.002cm solid #000000" fo:border-right="none" fo:border-top="none" fo:border-bottom="0.002cm solid #000000"/>
    </style:style>
    <style:style style:name="Tableau54.A6" style:family="table-cell" style:data-style-name="N0">
      <style:table-cell-properties fo:padding="0.097cm" fo:border-left="0.002cm solid #000000" fo:border-right="none" fo:border-top="none" fo:border-bottom="0.002cm solid #000000"/>
    </style:style>
    <style:style style:name="Tableau67" style:family="table">
      <style:table-properties style:width="17cm" table:align="margins"/>
    </style:style>
    <style:style style:name="Tableau67.A" style:family="table-column">
      <style:table-column-properties style:column-width="2.272cm" style:rel-column-width="8757*"/>
    </style:style>
    <style:style style:name="Tableau67.B" style:family="table-column">
      <style:table-column-properties style:column-width="5.865cm" style:rel-column-width="22608*"/>
    </style:style>
    <style:style style:name="Tableau67.C" style:family="table-column">
      <style:table-column-properties style:column-width="8.864cm" style:rel-column-width="34170*"/>
    </style:style>
    <style:style style:name="Tableau67.A1" style:family="table-cell">
      <style:table-cell-properties fo:padding="0.097cm" fo:border-left="0.002cm solid #000000" fo:border-right="none" fo:border-top="0.002cm solid #000000" fo:border-bottom="0.002cm solid #000000"/>
    </style:style>
    <style:style style:name="Tableau67.C1" style:family="table-cell">
      <style:table-cell-properties fo:padding="0.097cm" fo:border="0.002cm solid #000000"/>
    </style:style>
    <style:style style:name="Tableau67.A2" style:family="table-cell">
      <style:table-cell-properties fo:padding="0.097cm" fo:border-left="0.002cm solid #000000" fo:border-right="0.002cm solid #000000" fo:border-top="none" fo:border-bottom="0.002cm solid #000000"/>
    </style:style>
    <style:style style:name="Tableau67.5" style:family="table-row">
      <style:table-row-properties style:min-row-height="0.861cm"/>
    </style:style>
    <style:style style:name="Tableau67.A5" style:family="table-cell">
      <style:table-cell-properties fo:padding="0.097cm" fo:border-left="0.002cm solid #000000" fo:border-right="none" fo:border-top="none" fo:border-bottom="0.002cm solid #000000"/>
    </style:style>
    <style:style style:name="Tableau67.A6" style:family="table-cell" style:data-style-name="N0">
      <style:table-cell-properties fo:padding="0.097cm" fo:border-left="0.002cm solid #000000" fo:border-right="none" fo:border-top="none" fo:border-bottom="0.002cm solid #000000"/>
    </style:style>
    <style:style style:name="Tableau68" style:family="table">
      <style:table-properties style:width="17cm" table:align="margins"/>
    </style:style>
    <style:style style:name="Tableau68.A" style:family="table-column">
      <style:table-column-properties style:column-width="2.272cm" style:rel-column-width="8757*"/>
    </style:style>
    <style:style style:name="Tableau68.B" style:family="table-column">
      <style:table-column-properties style:column-width="5.865cm" style:rel-column-width="22608*"/>
    </style:style>
    <style:style style:name="Tableau68.C" style:family="table-column">
      <style:table-column-properties style:column-width="8.864cm" style:rel-column-width="34170*"/>
    </style:style>
    <style:style style:name="Tableau68.A1" style:family="table-cell">
      <style:table-cell-properties fo:padding="0.097cm" fo:border-left="0.002cm solid #000000" fo:border-right="none" fo:border-top="0.002cm solid #000000" fo:border-bottom="0.002cm solid #000000"/>
    </style:style>
    <style:style style:name="Tableau68.C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8.5" style:family="table-row">
      <style:table-row-properties style:min-row-height="0.861cm"/>
    </style:style>
    <style:style style:name="Tableau68.A5" style:family="table-cell">
      <style:table-cell-properties fo:padding="0.097cm" fo:border-left="0.002cm solid #000000" fo:border-right="none" fo:border-top="none" fo:border-bottom="0.002cm solid #000000"/>
    </style:style>
    <style:style style:name="Tableau68.A6" style:family="table-cell" style:data-style-name="N0">
      <style:table-cell-properties fo:padding="0.097cm" fo:border-left="0.002cm solid #000000" fo:border-right="none" fo:border-top="none" fo:border-bottom="0.002cm solid #000000"/>
    </style:style>
    <style:style style:name="Tableau69" style:family="table">
      <style:table-properties style:width="17cm" table:align="margins"/>
    </style:style>
    <style:style style:name="Tableau69.A" style:family="table-column">
      <style:table-column-properties style:column-width="2.272cm" style:rel-column-width="8757*"/>
    </style:style>
    <style:style style:name="Tableau69.B" style:family="table-column">
      <style:table-column-properties style:column-width="5.865cm" style:rel-column-width="22608*"/>
    </style:style>
    <style:style style:name="Tableau69.C" style:family="table-column">
      <style:table-column-properties style:column-width="8.864cm" style:rel-column-width="34170*"/>
    </style:style>
    <style:style style:name="Tableau69.A1" style:family="table-cell">
      <style:table-cell-properties fo:padding="0.097cm" fo:border-left="0.002cm solid #000000" fo:border-right="none" fo:border-top="0.002cm solid #000000" fo:border-bottom="0.002cm solid #000000"/>
    </style:style>
    <style:style style:name="Tableau69.C1" style:family="table-cell">
      <style:table-cell-properties fo:padding="0.097cm" fo:border="0.002cm solid #000000"/>
    </style:style>
    <style:style style:name="Tableau69.A2" style:family="table-cell">
      <style:table-cell-properties fo:padding="0.097cm" fo:border-left="0.002cm solid #000000" fo:border-right="0.002cm solid #000000" fo:border-top="none" fo:border-bottom="0.002cm solid #000000"/>
    </style:style>
    <style:style style:name="Tableau69.5" style:family="table-row">
      <style:table-row-properties style:min-row-height="0.861cm"/>
    </style:style>
    <style:style style:name="Tableau69.A5" style:family="table-cell">
      <style:table-cell-properties fo:padding="0.097cm" fo:border-left="0.002cm solid #000000" fo:border-right="none" fo:border-top="none" fo:border-bottom="0.002cm solid #000000"/>
    </style:style>
    <style:style style:name="Tableau69.A6" style:family="table-cell" style:data-style-name="N0">
      <style:table-cell-properties fo:padding="0.097cm" fo:border-left="0.002cm solid #000000" fo:border-right="none" fo:border-top="none" fo:border-bottom="0.002cm solid #000000"/>
    </style:style>
    <style:style style:name="Tableau70" style:family="table">
      <style:table-properties style:width="17cm" table:align="margins"/>
    </style:style>
    <style:style style:name="Tableau70.A" style:family="table-column">
      <style:table-column-properties style:column-width="2.272cm" style:rel-column-width="8757*"/>
    </style:style>
    <style:style style:name="Tableau70.B" style:family="table-column">
      <style:table-column-properties style:column-width="5.865cm" style:rel-column-width="22608*"/>
    </style:style>
    <style:style style:name="Tableau70.C" style:family="table-column">
      <style:table-column-properties style:column-width="8.864cm" style:rel-column-width="34170*"/>
    </style:style>
    <style:style style:name="Tableau70.A1" style:family="table-cell">
      <style:table-cell-properties fo:padding="0.097cm" fo:border-left="0.002cm solid #000000" fo:border-right="none" fo:border-top="0.002cm solid #000000" fo:border-bottom="0.002cm solid #000000"/>
    </style:style>
    <style:style style:name="Tableau70.C1" style:family="table-cell">
      <style:table-cell-properties fo:padding="0.097cm" fo:border="0.002cm solid #000000"/>
    </style:style>
    <style:style style:name="Tableau70.A2" style:family="table-cell">
      <style:table-cell-properties fo:padding="0.097cm" fo:border-left="0.002cm solid #000000" fo:border-right="0.002cm solid #000000" fo:border-top="none" fo:border-bottom="0.002cm solid #000000"/>
    </style:style>
    <style:style style:name="Tableau70.5" style:family="table-row">
      <style:table-row-properties style:min-row-height="0.861cm"/>
    </style:style>
    <style:style style:name="Tableau70.A5" style:family="table-cell">
      <style:table-cell-properties fo:padding="0.097cm" fo:border-left="0.002cm solid #000000" fo:border-right="none" fo:border-top="none" fo:border-bottom="0.002cm solid #000000"/>
    </style:style>
    <style:style style:name="Tableau70.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cm" style:rel-column-width="8519*"/>
    </style:style>
    <style:style style:name="Tableau34.B" style:family="table-column">
      <style:table-column-properties style:column-width="3.632cm" style:rel-column-width="14000*"/>
    </style:style>
    <style:style style:name="Tableau34.C" style:family="table-column">
      <style:table-column-properties style:column-width="3.759cm" style:rel-column-width="14490*"/>
    </style:style>
    <style:style style:name="Tableau34.D" style:family="table-column">
      <style:table-column-properties style:column-width="3.916cm" style:rel-column-width="15095*"/>
    </style:style>
    <style:style style:name="Tableau34.E" style:family="table-column">
      <style:table-column-properties style:column-width="3.484cm" style:rel-column-width="13431*"/>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52" style:family="table">
      <style:table-properties style:width="17cm" table:align="margins"/>
    </style:style>
    <style:style style:name="Tableau52.A" style:family="table-column">
      <style:table-column-properties style:column-width="2.212cm" style:rel-column-width="8526*"/>
    </style:style>
    <style:style style:name="Tableau52.B" style:family="table-column">
      <style:table-column-properties style:column-width="3.632cm" style:rel-column-width="14000*"/>
    </style:style>
    <style:style style:name="Tableau52.C" style:family="table-column">
      <style:table-column-properties style:column-width="3.582cm" style:rel-column-width="13810*"/>
    </style:style>
    <style:style style:name="Tableau52.D" style:family="table-column">
      <style:table-column-properties style:column-width="4.068cm" style:rel-column-width="15679*"/>
    </style:style>
    <style:style style:name="Tableau52.E" style:family="table-column">
      <style:table-column-properties style:column-width="3.507cm" style:rel-column-width="13520*"/>
    </style:style>
    <style:style style:name="Tableau52.A1" style:family="table-cell">
      <style:table-cell-properties fo:padding="0.097cm" fo:border="0.002cm solid #000000"/>
    </style:style>
    <style:style style:name="Tableau52.A2" style:family="table-cell">
      <style:table-cell-properties fo:padding="0.097cm" fo:border-left="0.002cm solid #000000" fo:border-right="0.002cm solid #000000" fo:border-top="none" fo:border-bottom="0.002cm solid #000000"/>
    </style:style>
    <style:style style:name="Tableau52.A4" style:family="table-cell">
      <style:table-cell-properties fo:padding="0.097cm" fo:border-left="0.002cm solid #000000" fo:border-right="none" fo:border-top="none" fo:border-bottom="0.002cm solid #000000"/>
    </style:style>
    <style:style style:name="Tableau52.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cm" style:rel-column-width="8519*"/>
    </style:style>
    <style:style style:name="Tableau39.B" style:family="table-column">
      <style:table-column-properties style:column-width="3.632cm" style:rel-column-width="14000*"/>
    </style:style>
    <style:style style:name="Tableau39.C" style:family="table-column">
      <style:table-column-properties style:column-width="3.835cm" style:rel-column-width="14782*"/>
    </style:style>
    <style:style style:name="Tableau39.D" style:family="table-column">
      <style:table-column-properties style:column-width="3.96cm" style:rel-column-width="15265*"/>
    </style:style>
    <style:style style:name="Tableau39.E" style:family="table-column">
      <style:table-column-properties style:column-width="3.364cm" style:rel-column-width="12969*"/>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cm" style:rel-column-width="8519*"/>
    </style:style>
    <style:style style:name="Tableau41.B" style:family="table-column">
      <style:table-column-properties style:column-width="3.632cm" style:rel-column-width="14000*"/>
    </style:style>
    <style:style style:name="Tableau41.C" style:family="table-column">
      <style:table-column-properties style:column-width="3.872cm" style:rel-column-width="14925*"/>
    </style:style>
    <style:style style:name="Tableau41.D" style:family="table-column">
      <style:table-column-properties style:column-width="3.971cm" style:rel-column-width="15306*"/>
    </style:style>
    <style:style style:name="Tableau41.E" style:family="table-column">
      <style:table-column-properties style:column-width="3.316cm" style:rel-column-width="12785*"/>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57" style:family="table">
      <style:table-properties style:width="17cm" table:align="margins"/>
    </style:style>
    <style:style style:name="Tableau57.A" style:family="table-column">
      <style:table-column-properties style:column-width="2.21cm" style:rel-column-width="8519*"/>
    </style:style>
    <style:style style:name="Tableau57.B" style:family="table-column">
      <style:table-column-properties style:column-width="3.632cm" style:rel-column-width="14000*"/>
    </style:style>
    <style:style style:name="Tableau57.C" style:family="table-column">
      <style:table-column-properties style:column-width="3.872cm" style:rel-column-width="14925*"/>
    </style:style>
    <style:style style:name="Tableau57.D" style:family="table-column">
      <style:table-column-properties style:column-width="3.971cm" style:rel-column-width="15306*"/>
    </style:style>
    <style:style style:name="Tableau57.E" style:family="table-column">
      <style:table-column-properties style:column-width="3.316cm" style:rel-column-width="12785*"/>
    </style:style>
    <style:style style:name="Tableau57.A1" style:family="table-cell">
      <style:table-cell-properties fo:padding="0.097cm" fo:border="0.002cm solid #000000"/>
    </style:style>
    <style:style style:name="Tableau57.A2" style:family="table-cell">
      <style:table-cell-properties fo:padding="0.097cm" fo:border-left="0.002cm solid #000000" fo:border-right="0.002cm solid #000000" fo:border-top="none" fo:border-bottom="0.002cm solid #000000"/>
    </style:style>
    <style:style style:name="Tableau57.A4" style:family="table-cell">
      <style:table-cell-properties fo:padding="0.097cm" fo:border-left="0.002cm solid #000000" fo:border-right="none" fo:border-top="none" fo:border-bottom="0.002cm solid #000000"/>
    </style:style>
    <style:style style:name="Tableau57.A5" style:family="table-cell" style:data-style-name="N0">
      <style:table-cell-properties fo:padding="0.097cm" fo:border-left="0.002cm solid #000000" fo:border-right="none" fo:border-top="none" fo:border-bottom="0.002cm solid #000000"/>
    </style:style>
    <style:style style:name="Tableau59" style:family="table">
      <style:table-properties style:width="17cm" table:align="margins"/>
    </style:style>
    <style:style style:name="Tableau59.A" style:family="table-column">
      <style:table-column-properties style:column-width="2.21cm" style:rel-column-width="8519*"/>
    </style:style>
    <style:style style:name="Tableau59.B" style:family="table-column">
      <style:table-column-properties style:column-width="3.632cm" style:rel-column-width="14000*"/>
    </style:style>
    <style:style style:name="Tableau59.C" style:family="table-column">
      <style:table-column-properties style:column-width="3.872cm" style:rel-column-width="14925*"/>
    </style:style>
    <style:style style:name="Tableau59.D" style:family="table-column">
      <style:table-column-properties style:column-width="3.971cm" style:rel-column-width="15306*"/>
    </style:style>
    <style:style style:name="Tableau59.E" style:family="table-column">
      <style:table-column-properties style:column-width="3.316cm" style:rel-column-width="12785*"/>
    </style:style>
    <style:style style:name="Tableau59.A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4" style:family="table-cell">
      <style:table-cell-properties fo:padding="0.097cm" fo:border-left="0.002cm solid #000000" fo:border-right="none" fo:border-top="none" fo:border-bottom="0.002cm solid #000000"/>
    </style:style>
    <style:style style:name="Tableau59.A5" style:family="table-cell" style:data-style-name="N0">
      <style:table-cell-properties fo:padding="0.097cm" fo:border-left="0.002cm solid #000000" fo:border-right="none" fo:border-top="none" fo:border-bottom="0.002cm solid #000000"/>
    </style:style>
    <style:style style:name="Tableau60" style:family="table">
      <style:table-properties style:width="17cm" table:align="margins"/>
    </style:style>
    <style:style style:name="Tableau60.A" style:family="table-column">
      <style:table-column-properties style:column-width="2.21cm" style:rel-column-width="8519*"/>
    </style:style>
    <style:style style:name="Tableau60.B" style:family="table-column">
      <style:table-column-properties style:column-width="3.632cm" style:rel-column-width="14000*"/>
    </style:style>
    <style:style style:name="Tableau60.C" style:family="table-column">
      <style:table-column-properties style:column-width="3.872cm" style:rel-column-width="14925*"/>
    </style:style>
    <style:style style:name="Tableau60.D" style:family="table-column">
      <style:table-column-properties style:column-width="3.971cm" style:rel-column-width="15306*"/>
    </style:style>
    <style:style style:name="Tableau60.E" style:family="table-column">
      <style:table-column-properties style:column-width="3.316cm" style:rel-column-width="12785*"/>
    </style:style>
    <style:style style:name="Tableau60.A1" style:family="table-cell">
      <style:table-cell-properties fo:padding="0.097cm" fo:border="0.002cm solid #000000"/>
    </style:style>
    <style:style style:name="Tableau60.A2" style:family="table-cell">
      <style:table-cell-properties fo:padding="0.097cm" fo:border-left="0.002cm solid #000000" fo:border-right="0.002cm solid #000000" fo:border-top="none" fo:border-bottom="0.002cm solid #000000"/>
    </style:style>
    <style:style style:name="Tableau60.A4" style:family="table-cell">
      <style:table-cell-properties fo:padding="0.097cm" fo:border-left="0.002cm solid #000000" fo:border-right="none" fo:border-top="none" fo:border-bottom="0.002cm solid #000000"/>
    </style:style>
    <style:style style:name="Tableau60.A5" style:family="table-cell" style:data-style-name="N0">
      <style:table-cell-properties fo:padding="0.097cm" fo:border-left="0.002cm solid #000000" fo:border-right="none" fo:border-top="none" fo:border-bottom="0.002cm solid #000000"/>
    </style:style>
    <style:style style:name="Tableau62" style:family="table">
      <style:table-properties style:width="17cm" table:align="margins"/>
    </style:style>
    <style:style style:name="Tableau62.A" style:family="table-column">
      <style:table-column-properties style:column-width="2.21cm" style:rel-column-width="8519*"/>
    </style:style>
    <style:style style:name="Tableau62.B" style:family="table-column">
      <style:table-column-properties style:column-width="3.632cm" style:rel-column-width="14000*"/>
    </style:style>
    <style:style style:name="Tableau62.C" style:family="table-column">
      <style:table-column-properties style:column-width="3.872cm" style:rel-column-width="14925*"/>
    </style:style>
    <style:style style:name="Tableau62.D" style:family="table-column">
      <style:table-column-properties style:column-width="3.971cm" style:rel-column-width="15306*"/>
    </style:style>
    <style:style style:name="Tableau62.E" style:family="table-column">
      <style:table-column-properties style:column-width="3.316cm" style:rel-column-width="1278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4" style:family="table-cell">
      <style:table-cell-properties fo:padding="0.097cm" fo:border-left="0.002cm solid #000000" fo:border-right="none" fo:border-top="none" fo:border-bottom="0.002cm solid #000000"/>
    </style:style>
    <style:style style:name="Tableau62.A5" style:family="table-cell" style:data-style-name="N0">
      <style:table-cell-properties fo:padding="0.097cm" fo:border-left="0.002cm solid #000000" fo:border-right="none" fo:border-top="none" fo:border-bottom="0.002cm solid #000000"/>
    </style:style>
    <style:style style:name="Tableau63" style:family="table">
      <style:table-properties style:width="17cm" table:align="margins"/>
    </style:style>
    <style:style style:name="Tableau63.A" style:family="table-column">
      <style:table-column-properties style:column-width="2.21cm" style:rel-column-width="8519*"/>
    </style:style>
    <style:style style:name="Tableau63.B" style:family="table-column">
      <style:table-column-properties style:column-width="3.632cm" style:rel-column-width="14000*"/>
    </style:style>
    <style:style style:name="Tableau63.C" style:family="table-column">
      <style:table-column-properties style:column-width="3.872cm" style:rel-column-width="14925*"/>
    </style:style>
    <style:style style:name="Tableau63.D" style:family="table-column">
      <style:table-column-properties style:column-width="3.971cm" style:rel-column-width="15306*"/>
    </style:style>
    <style:style style:name="Tableau63.E" style:family="table-column">
      <style:table-column-properties style:column-width="3.316cm" style:rel-column-width="12785*"/>
    </style:style>
    <style:style style:name="Tableau63.A1" style:family="table-cell">
      <style:table-cell-properties fo:padding="0.097cm" fo:border="0.002cm solid #000000"/>
    </style:style>
    <style:style style:name="Tableau63.A2" style:family="table-cell">
      <style:table-cell-properties fo:padding="0.097cm" fo:border-left="0.002cm solid #000000" fo:border-right="0.002cm solid #000000" fo:border-top="none" fo:border-bottom="0.002cm solid #000000"/>
    </style:style>
    <style:style style:name="Tableau63.A4" style:family="table-cell">
      <style:table-cell-properties fo:padding="0.097cm" fo:border-left="0.002cm solid #000000" fo:border-right="none" fo:border-top="none" fo:border-bottom="0.002cm solid #000000"/>
    </style:style>
    <style:style style:name="Tableau63.A5" style:family="table-cell" style:data-style-name="N0">
      <style:table-cell-properties fo:padding="0.097cm" fo:border-left="0.002cm solid #000000" fo:border-right="none" fo:border-top="none" fo:border-bottom="0.002cm solid #000000"/>
    </style:style>
    <style:style style:name="Tableau64" style:family="table">
      <style:table-properties style:width="17cm" table:align="margins"/>
    </style:style>
    <style:style style:name="Tableau64.A" style:family="table-column">
      <style:table-column-properties style:column-width="2.21cm" style:rel-column-width="8519*"/>
    </style:style>
    <style:style style:name="Tableau64.B" style:family="table-column">
      <style:table-column-properties style:column-width="3.632cm" style:rel-column-width="14000*"/>
    </style:style>
    <style:style style:name="Tableau64.C" style:family="table-column">
      <style:table-column-properties style:column-width="3.872cm" style:rel-column-width="14925*"/>
    </style:style>
    <style:style style:name="Tableau64.D" style:family="table-column">
      <style:table-column-properties style:column-width="3.971cm" style:rel-column-width="15306*"/>
    </style:style>
    <style:style style:name="Tableau64.E" style:family="table-column">
      <style:table-column-properties style:column-width="3.316cm" style:rel-column-width="12785*"/>
    </style:style>
    <style:style style:name="Tableau64.A1" style:family="table-cell">
      <style:table-cell-properties fo:padding="0.097cm" fo:border="0.002cm solid #000000"/>
    </style:style>
    <style:style style:name="Tableau64.A2" style:family="table-cell">
      <style:table-cell-properties fo:padding="0.097cm" fo:border-left="0.002cm solid #000000" fo:border-right="0.002cm solid #000000" fo:border-top="none" fo:border-bottom="0.002cm solid #000000"/>
    </style:style>
    <style:style style:name="Tableau64.A4" style:family="table-cell">
      <style:table-cell-properties fo:padding="0.097cm" fo:border-left="0.002cm solid #000000" fo:border-right="none" fo:border-top="none" fo:border-bottom="0.002cm solid #000000"/>
    </style:style>
    <style:style style:name="Tableau64.A5" style:family="table-cell" style:data-style-name="N0">
      <style:table-cell-properties fo:padding="0.097cm" fo:border-left="0.002cm solid #000000" fo:border-right="none" fo:border-top="none" fo:border-bottom="0.002cm solid #000000"/>
    </style:style>
    <style:style style:name="Tableau65" style:family="table">
      <style:table-properties style:width="17cm" table:align="margins"/>
    </style:style>
    <style:style style:name="Tableau65.A" style:family="table-column">
      <style:table-column-properties style:column-width="2.21cm" style:rel-column-width="8519*"/>
    </style:style>
    <style:style style:name="Tableau65.B" style:family="table-column">
      <style:table-column-properties style:column-width="3.632cm" style:rel-column-width="14000*"/>
    </style:style>
    <style:style style:name="Tableau65.C" style:family="table-column">
      <style:table-column-properties style:column-width="3.872cm" style:rel-column-width="14925*"/>
    </style:style>
    <style:style style:name="Tableau65.D" style:family="table-column">
      <style:table-column-properties style:column-width="3.971cm" style:rel-column-width="15306*"/>
    </style:style>
    <style:style style:name="Tableau65.E" style:family="table-column">
      <style:table-column-properties style:column-width="3.316cm" style:rel-column-width="12785*"/>
    </style:style>
    <style:style style:name="Tableau65.A1" style:family="table-cell">
      <style:table-cell-properties fo:padding="0.097cm" fo:border="0.002cm solid #000000"/>
    </style:style>
    <style:style style:name="Tableau65.A2" style:family="table-cell">
      <style:table-cell-properties fo:padding="0.097cm" fo:border-left="0.002cm solid #000000" fo:border-right="0.002cm solid #000000" fo:border-top="none" fo:border-bottom="0.002cm solid #000000"/>
    </style:style>
    <style:style style:name="Tableau65.A4" style:family="table-cell">
      <style:table-cell-properties fo:padding="0.097cm" fo:border-left="0.002cm solid #000000" fo:border-right="none" fo:border-top="none" fo:border-bottom="0.002cm solid #000000"/>
    </style:style>
    <style:style style:name="Tableau65.A5" style:family="table-cell" style:data-style-name="N0">
      <style:table-cell-properties fo:padding="0.097cm" fo:border-left="0.002cm solid #000000" fo:border-right="none" fo:border-top="none" fo:border-bottom="0.002cm solid #000000"/>
    </style:style>
    <style:style style:name="Tableau71" style:family="table">
      <style:table-properties style:width="17cm" table:align="margins"/>
    </style:style>
    <style:style style:name="Tableau71.A" style:family="table-column">
      <style:table-column-properties style:column-width="2.21cm" style:rel-column-width="8519*"/>
    </style:style>
    <style:style style:name="Tableau71.B" style:family="table-column">
      <style:table-column-properties style:column-width="3.632cm" style:rel-column-width="14000*"/>
    </style:style>
    <style:style style:name="Tableau71.C" style:family="table-column">
      <style:table-column-properties style:column-width="3.872cm" style:rel-column-width="14925*"/>
    </style:style>
    <style:style style:name="Tableau71.D" style:family="table-column">
      <style:table-column-properties style:column-width="3.971cm" style:rel-column-width="15306*"/>
    </style:style>
    <style:style style:name="Tableau71.E" style:family="table-column">
      <style:table-column-properties style:column-width="3.316cm" style:rel-column-width="12785*"/>
    </style:style>
    <style:style style:name="Tableau71.A1" style:family="table-cell">
      <style:table-cell-properties fo:padding="0.097cm" fo:border="0.002cm solid #000000"/>
    </style:style>
    <style:style style:name="Tableau71.A2" style:family="table-cell">
      <style:table-cell-properties fo:padding="0.097cm" fo:border-left="0.002cm solid #000000" fo:border-right="0.002cm solid #000000" fo:border-top="none" fo:border-bottom="0.002cm solid #000000"/>
    </style:style>
    <style:style style:name="Tableau71.A4" style:family="table-cell">
      <style:table-cell-properties fo:padding="0.097cm" fo:border-left="0.002cm solid #000000" fo:border-right="none" fo:border-top="none" fo:border-bottom="0.002cm solid #000000"/>
    </style:style>
    <style:style style:name="Tableau71.A5" style:family="table-cell" style:data-style-name="N0">
      <style:table-cell-properties fo:padding="0.097cm" fo:border-left="0.002cm solid #000000" fo:border-right="none" fo:border-top="none" fo:border-bottom="0.002cm solid #000000"/>
    </style:style>
    <style:style style:name="Tableau72" style:family="table">
      <style:table-properties style:width="17cm" table:align="margins"/>
    </style:style>
    <style:style style:name="Tableau72.A" style:family="table-column">
      <style:table-column-properties style:column-width="2.21cm" style:rel-column-width="8519*"/>
    </style:style>
    <style:style style:name="Tableau72.B" style:family="table-column">
      <style:table-column-properties style:column-width="3.632cm" style:rel-column-width="14000*"/>
    </style:style>
    <style:style style:name="Tableau72.C" style:family="table-column">
      <style:table-column-properties style:column-width="3.872cm" style:rel-column-width="14925*"/>
    </style:style>
    <style:style style:name="Tableau72.D" style:family="table-column">
      <style:table-column-properties style:column-width="3.971cm" style:rel-column-width="15306*"/>
    </style:style>
    <style:style style:name="Tableau72.E" style:family="table-column">
      <style:table-column-properties style:column-width="3.316cm" style:rel-column-width="12785*"/>
    </style:style>
    <style:style style:name="Tableau72.A1" style:family="table-cell">
      <style:table-cell-properties fo:padding="0.097cm" fo:border="0.002cm solid #000000"/>
    </style:style>
    <style:style style:name="Tableau72.A2" style:family="table-cell">
      <style:table-cell-properties fo:padding="0.097cm" fo:border-left="0.002cm solid #000000" fo:border-right="0.002cm solid #000000" fo:border-top="none" fo:border-bottom="0.002cm solid #000000"/>
    </style:style>
    <style:style style:name="Tableau72.A4" style:family="table-cell">
      <style:table-cell-properties fo:padding="0.097cm" fo:border-left="0.002cm solid #000000" fo:border-right="none" fo:border-top="none" fo:border-bottom="0.002cm solid #000000"/>
    </style:style>
    <style:style style:name="Tableau72.A5" style:family="table-cell" style:data-style-name="N0">
      <style:table-cell-properties fo:padding="0.097cm" fo:border-left="0.002cm solid #000000" fo:border-right="none" fo:border-top="none" fo:border-bottom="0.002cm solid #000000"/>
    </style:style>
    <style:style style:name="Tableau73" style:family="table">
      <style:table-properties style:width="17cm" table:align="margins"/>
    </style:style>
    <style:style style:name="Tableau73.A" style:family="table-column">
      <style:table-column-properties style:column-width="2.21cm" style:rel-column-width="8519*"/>
    </style:style>
    <style:style style:name="Tableau73.B" style:family="table-column">
      <style:table-column-properties style:column-width="3.632cm" style:rel-column-width="14000*"/>
    </style:style>
    <style:style style:name="Tableau73.C" style:family="table-column">
      <style:table-column-properties style:column-width="3.872cm" style:rel-column-width="14925*"/>
    </style:style>
    <style:style style:name="Tableau73.D" style:family="table-column">
      <style:table-column-properties style:column-width="3.971cm" style:rel-column-width="15306*"/>
    </style:style>
    <style:style style:name="Tableau73.E" style:family="table-column">
      <style:table-column-properties style:column-width="3.316cm" style:rel-column-width="12785*"/>
    </style:style>
    <style:style style:name="Tableau73.A1" style:family="table-cell">
      <style:table-cell-properties fo:padding="0.097cm" fo:border="0.002cm solid #000000"/>
    </style:style>
    <style:style style:name="Tableau73.A2" style:family="table-cell">
      <style:table-cell-properties fo:padding="0.097cm" fo:border-left="0.002cm solid #000000" fo:border-right="0.002cm solid #000000" fo:border-top="none" fo:border-bottom="0.002cm solid #000000"/>
    </style:style>
    <style:style style:name="Tableau73.A4" style:family="table-cell">
      <style:table-cell-properties fo:padding="0.097cm" fo:border-left="0.002cm solid #000000" fo:border-right="none" fo:border-top="none" fo:border-bottom="0.002cm solid #000000"/>
    </style:style>
    <style:style style:name="Tableau73.A5" style:family="table-cell" style:data-style-name="N0">
      <style:table-cell-properties fo:padding="0.097cm" fo:border-left="0.002cm solid #000000" fo:border-right="none" fo:border-top="none" fo:border-bottom="0.002cm solid #000000"/>
    </style:style>
    <style:style style:name="Tableau74" style:family="table">
      <style:table-properties style:width="17cm" table:align="margins"/>
    </style:style>
    <style:style style:name="Tableau74.A" style:family="table-column">
      <style:table-column-properties style:column-width="2.21cm" style:rel-column-width="8519*"/>
    </style:style>
    <style:style style:name="Tableau74.B" style:family="table-column">
      <style:table-column-properties style:column-width="3.632cm" style:rel-column-width="14000*"/>
    </style:style>
    <style:style style:name="Tableau74.C" style:family="table-column">
      <style:table-column-properties style:column-width="3.872cm" style:rel-column-width="14925*"/>
    </style:style>
    <style:style style:name="Tableau74.D" style:family="table-column">
      <style:table-column-properties style:column-width="3.971cm" style:rel-column-width="15306*"/>
    </style:style>
    <style:style style:name="Tableau74.E" style:family="table-column">
      <style:table-column-properties style:column-width="3.316cm" style:rel-column-width="12785*"/>
    </style:style>
    <style:style style:name="Tableau74.A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4.A4" style:family="table-cell">
      <style:table-cell-properties fo:padding="0.097cm" fo:border-left="0.002cm solid #000000" fo:border-right="none" fo:border-top="none" fo:border-bottom="0.002cm solid #000000"/>
    </style:style>
    <style:style style:name="Tableau74.A5" style:family="table-cell" style:data-style-name="N0">
      <style:table-cell-properties fo:padding="0.097cm" fo:border-left="0.002cm solid #000000" fo:border-right="none" fo:border-top="none" fo:border-bottom="0.002cm solid #000000"/>
    </style:style>
    <style:style style:name="Tableau75" style:family="table">
      <style:table-properties style:width="17cm" table:align="margins"/>
    </style:style>
    <style:style style:name="Tableau75.A" style:family="table-column">
      <style:table-column-properties style:column-width="8.5cm" style:rel-column-width="32767*"/>
    </style:style>
    <style:style style:name="Tableau75.B" style:family="table-column">
      <style:table-column-properties style:column-width="8.5cm" style:rel-column-width="32768*"/>
    </style:style>
    <style:style style:name="Tableau75.A1" style:family="table-cell">
      <style:table-cell-properties fo:padding="0.097cm" fo:border="0.002cm solid #000000"/>
    </style:style>
    <style:style style:name="Tableau75.A2" style:family="table-cell">
      <style:table-cell-properties fo:padding="0.097cm" fo:border-left="0.002cm solid #000000" fo:border-right="0.002cm solid #000000" fo:border-top="none" fo:border-bottom="0.002cm solid #000000"/>
    </style:style>
    <style:style style:name="Tableau75.A4" style:family="table-cell">
      <style:table-cell-properties fo:padding="0.097cm" fo:border-left="0.002cm solid #000000" fo:border-right="none" fo:border-top="none" fo:border-bottom="0.002cm solid #000000"/>
    </style:style>
    <style:style style:name="Tableau76" style:family="table">
      <style:table-properties style:width="17cm" table:align="margins"/>
    </style:style>
    <style:style style:name="Tableau76.A" style:family="table-column">
      <style:table-column-properties style:column-width="2.279cm" style:rel-column-width="8785*"/>
    </style:style>
    <style:style style:name="Tableau76.B" style:family="table-column">
      <style:table-column-properties style:column-width="3.235cm" style:rel-column-width="12470*"/>
    </style:style>
    <style:style style:name="Tableau76.C" style:family="table-column">
      <style:table-column-properties style:column-width="3.935cm" style:rel-column-width="15170*"/>
    </style:style>
    <style:style style:name="Tableau76.D" style:family="table-column">
      <style:table-column-properties style:column-width="7.551cm" style:rel-column-width="29110*"/>
    </style:style>
    <style:style style:name="Tableau76.A1" style:family="table-cell">
      <style:table-cell-properties fo:padding="0.097cm" fo:border-left="0.002cm solid #000000" fo:border-right="none" fo:border-top="0.002cm solid #000000" fo:border-bottom="0.002cm solid #000000"/>
    </style:style>
    <style:style style:name="Tableau76.D1" style:family="table-cell">
      <style:table-cell-properties fo:padding="0.097cm" fo:border="0.002cm solid #000000"/>
    </style:style>
    <style:style style:name="Tableau76.A2" style:family="table-cell">
      <style:table-cell-properties fo:padding="0.097cm" fo:border-left="0.002cm solid #000000" fo:border-right="0.002cm solid #000000" fo:border-top="none" fo:border-bottom="0.002cm solid #000000"/>
    </style:style>
    <style:style style:name="Tableau76.5" style:family="table-row">
      <style:table-row-properties style:min-row-height="0.64cm"/>
    </style:style>
    <style:style style:name="Tableau76.A5" style:family="table-cell">
      <style:table-cell-properties fo:padding="0.097cm" fo:border-left="0.002cm solid #000000" fo:border-right="none" fo:border-top="none" fo:border-bottom="0.002cm solid #000000"/>
    </style:style>
    <style:style style:name="Tableau76.A6" style:family="table-cell" style:data-style-name="N0">
      <style:table-cell-properties fo:padding="0.097cm" fo:border-left="0.002cm solid #000000" fo:border-right="none" fo:border-top="none" fo:border-bottom="0.002cm solid #000000"/>
    </style:style>
    <style:style style:name="Tableau77" style:family="table">
      <style:table-properties style:width="17cm" table:align="margins"/>
    </style:style>
    <style:style style:name="Tableau77.A" style:family="table-column">
      <style:table-column-properties style:column-width="2.21cm" style:rel-column-width="8519*"/>
    </style:style>
    <style:style style:name="Tableau77.B" style:family="table-column">
      <style:table-column-properties style:column-width="1.815cm" style:rel-column-width="7000*"/>
    </style:style>
    <style:style style:name="Tableau77.D" style:family="table-column">
      <style:table-column-properties style:column-width="3.872cm" style:rel-column-width="14925*"/>
    </style:style>
    <style:style style:name="Tableau77.E" style:family="table-column">
      <style:table-column-properties style:column-width="3.971cm" style:rel-column-width="15306*"/>
    </style:style>
    <style:style style:name="Tableau77.F" style:family="table-column">
      <style:table-column-properties style:column-width="3.316cm" style:rel-column-width="12785*"/>
    </style:style>
    <style:style style:name="Tableau77.A1" style:family="table-cell">
      <style:table-cell-properties fo:padding="0.097cm" fo:border="0.002cm solid #000000"/>
    </style:style>
    <style:style style:name="Tableau77.A2" style:family="table-cell">
      <style:table-cell-properties fo:padding="0.097cm" fo:border-left="0.002cm solid #000000" fo:border-right="0.002cm solid #000000" fo:border-top="none" fo:border-bottom="0.002cm solid #000000"/>
    </style:style>
    <style:style style:name="Tableau77.A4" style:family="table-cell">
      <style:table-cell-properties fo:padding="0.097cm" fo:border-left="0.002cm solid #000000" fo:border-right="none" fo:border-top="none" fo:border-bottom="0.002cm solid #000000"/>
    </style:style>
    <style:style style:name="Tableau77.A5" style:family="table-cell" style:data-style-name="N0">
      <style:table-cell-properties fo:padding="0.097cm" fo:border-left="0.002cm solid #000000" fo:border-right="none" fo:border-top="none" fo:border-bottom="0.002cm solid #000000"/>
    </style:style>
    <style:style style:name="Tableau81" style:family="table">
      <style:table-properties style:width="17cm" table:align="margins"/>
    </style:style>
    <style:style style:name="Tableau81.A" style:family="table-column">
      <style:table-column-properties style:column-width="2.277cm" style:rel-column-width="1291*"/>
    </style:style>
    <style:style style:name="Tableau81.B" style:family="table-column">
      <style:table-column-properties style:column-width="3.201cm" style:rel-column-width="1815*"/>
    </style:style>
    <style:style style:name="Tableau81.C" style:family="table-column">
      <style:table-column-properties style:column-width="4.009cm" style:rel-column-width="2273*"/>
    </style:style>
    <style:style style:name="Tableau81.D" style:family="table-column">
      <style:table-column-properties style:column-width="7.512cm" style:rel-column-width="4259*"/>
    </style:style>
    <style:style style:name="Tableau81.A1" style:family="table-cell">
      <style:table-cell-properties fo:padding="0.097cm" fo:border-left="0.002cm solid #000000" fo:border-right="none" fo:border-top="0.002cm solid #000000" fo:border-bottom="0.002cm solid #000000"/>
    </style:style>
    <style:style style:name="Tableau81.D1" style:family="table-cell">
      <style:table-cell-properties fo:padding="0.097cm" fo:border="0.002cm solid #000000"/>
    </style:style>
    <style:style style:name="Tableau81.A2" style:family="table-cell">
      <style:table-cell-properties fo:padding="0.097cm" fo:border-left="0.002cm solid #000000" fo:border-right="0.002cm solid #000000" fo:border-top="none" fo:border-bottom="0.002cm solid #000000"/>
    </style:style>
    <style:style style:name="Tableau81.5" style:family="table-row">
      <style:table-row-properties style:min-row-height="0.437cm"/>
    </style:style>
    <style:style style:name="Tableau81.A5" style:family="table-cell">
      <style:table-cell-properties fo:padding="0.097cm" fo:border-left="0.002cm solid #000000" fo:border-right="none" fo:border-top="none" fo:border-bottom="0.002cm solid #000000"/>
    </style:style>
    <style:style style:name="Tableau81.A6" style:family="table-cell" style:data-style-name="N0">
      <style:table-cell-properties fo:padding="0.097cm" fo:border-left="0.002cm solid #000000" fo:border-right="none" fo:border-top="none" fo:border-bottom="0.002cm solid #000000"/>
    </style:style>
    <style:style style:name="Tableau78" style:family="table">
      <style:table-properties style:width="17cm" table:align="margins"/>
    </style:style>
    <style:style style:name="Tableau78.A" style:family="table-column">
      <style:table-column-properties style:column-width="2.279cm" style:rel-column-width="8785*"/>
    </style:style>
    <style:style style:name="Tableau78.B" style:family="table-column">
      <style:table-column-properties style:column-width="3.235cm" style:rel-column-width="12470*"/>
    </style:style>
    <style:style style:name="Tableau78.C" style:family="table-column">
      <style:table-column-properties style:column-width="3.935cm" style:rel-column-width="15170*"/>
    </style:style>
    <style:style style:name="Tableau78.D" style:family="table-column">
      <style:table-column-properties style:column-width="7.551cm" style:rel-column-width="29110*"/>
    </style:style>
    <style:style style:name="Tableau78.A1" style:family="table-cell">
      <style:table-cell-properties fo:padding="0.097cm" fo:border-left="0.002cm solid #000000" fo:border-right="none" fo:border-top="0.002cm solid #000000" fo:border-bottom="0.002cm solid #000000"/>
    </style:style>
    <style:style style:name="Tableau78.D1" style:family="table-cell">
      <style:table-cell-properties fo:padding="0.097cm" fo:border="0.002cm solid #000000"/>
    </style:style>
    <style:style style:name="Tableau78.A2" style:family="table-cell">
      <style:table-cell-properties fo:padding="0.097cm" fo:border-left="0.002cm solid #000000" fo:border-right="0.002cm solid #000000" fo:border-top="none" fo:border-bottom="0.002cm solid #000000"/>
    </style:style>
    <style:style style:name="Tableau78.5" style:family="table-row">
      <style:table-row-properties style:min-row-height="0.64cm"/>
    </style:style>
    <style:style style:name="Tableau78.A5" style:family="table-cell">
      <style:table-cell-properties fo:padding="0.097cm" fo:border-left="0.002cm solid #000000" fo:border-right="none" fo:border-top="none" fo:border-bottom="0.002cm solid #000000"/>
    </style:style>
    <style:style style:name="Tableau78.A6" style:family="table-cell" style:data-style-name="N0">
      <style:table-cell-properties fo:padding="0.097cm" fo:border-left="0.002cm solid #000000" fo:border-right="none" fo:border-top="none" fo:border-bottom="0.002cm solid #000000"/>
    </style:style>
    <style:style style:name="Tableau79" style:family="table">
      <style:table-properties style:width="17cm" table:align="margins"/>
    </style:style>
    <style:style style:name="Tableau79.A" style:family="table-column">
      <style:table-column-properties style:column-width="2.279cm" style:rel-column-width="8785*"/>
    </style:style>
    <style:style style:name="Tableau79.B" style:family="table-column">
      <style:table-column-properties style:column-width="3.235cm" style:rel-column-width="12470*"/>
    </style:style>
    <style:style style:name="Tableau79.C" style:family="table-column">
      <style:table-column-properties style:column-width="3.935cm" style:rel-column-width="15170*"/>
    </style:style>
    <style:style style:name="Tableau79.D" style:family="table-column">
      <style:table-column-properties style:column-width="7.551cm" style:rel-column-width="29110*"/>
    </style:style>
    <style:style style:name="Tableau79.A1" style:family="table-cell">
      <style:table-cell-properties fo:padding="0.097cm" fo:border-left="0.002cm solid #000000" fo:border-right="none" fo:border-top="0.002cm solid #000000" fo:border-bottom="0.002cm solid #000000"/>
    </style:style>
    <style:style style:name="Tableau79.D1" style:family="table-cell">
      <style:table-cell-properties fo:padding="0.097cm" fo:border="0.002cm solid #000000"/>
    </style:style>
    <style:style style:name="Tableau79.A2" style:family="table-cell">
      <style:table-cell-properties fo:padding="0.097cm" fo:border-left="0.002cm solid #000000" fo:border-right="0.002cm solid #000000" fo:border-top="none" fo:border-bottom="0.002cm solid #000000"/>
    </style:style>
    <style:style style:name="Tableau79.5" style:family="table-row">
      <style:table-row-properties style:min-row-height="0.64cm"/>
    </style:style>
    <style:style style:name="Tableau79.A5" style:family="table-cell">
      <style:table-cell-properties fo:padding="0.097cm" fo:border-left="0.002cm solid #000000" fo:border-right="none" fo:border-top="none" fo:border-bottom="0.002cm solid #000000"/>
    </style:style>
    <style:style style:name="Tableau79.A6" style:family="table-cell" style:data-style-name="N0">
      <style:table-cell-properties fo:padding="0.097cm" fo:border-left="0.002cm solid #000000" fo:border-right="none" fo:border-top="none" fo:border-bottom="0.002cm solid #000000"/>
    </style:style>
    <style:style style:name="Tableau80" style:family="table">
      <style:table-properties style:width="17cm" table:align="margins"/>
    </style:style>
    <style:style style:name="Tableau80.A" style:family="table-column">
      <style:table-column-properties style:column-width="2.277cm" style:rel-column-width="1291*"/>
    </style:style>
    <style:style style:name="Tableau80.B" style:family="table-column">
      <style:table-column-properties style:column-width="3.235cm" style:rel-column-width="1834*"/>
    </style:style>
    <style:style style:name="Tableau80.C" style:family="table-column">
      <style:table-column-properties style:column-width="3.468cm" style:rel-column-width="1966*"/>
    </style:style>
    <style:style style:name="Tableau80.D" style:family="table-column">
      <style:table-column-properties style:column-width="3.981cm" style:rel-column-width="2257*"/>
    </style:style>
    <style:style style:name="Tableau80.E" style:family="table-column">
      <style:table-column-properties style:column-width="4.039cm" style:rel-column-width="2290*"/>
    </style:style>
    <style:style style:name="Tableau80.A1" style:family="table-cell">
      <style:table-cell-properties fo:padding="0.097cm" fo:border-left="0.002cm solid #000000" fo:border-right="none" fo:border-top="0.002cm solid #000000" fo:border-bottom="0.002cm solid #000000"/>
    </style:style>
    <style:style style:name="Tableau80.D1" style:family="table-cell">
      <style:table-cell-properties fo:padding="0.097cm" fo:border="0.002cm solid #000000"/>
    </style:style>
    <style:style style:name="Tableau80.A2" style:family="table-cell">
      <style:table-cell-properties fo:padding="0.097cm" fo:border-left="0.002cm solid #000000" fo:border-right="0.002cm solid #000000" fo:border-top="none" fo:border-bottom="0.002cm solid #000000"/>
    </style:style>
    <style:style style:name="Tableau80.5" style:family="table-row">
      <style:table-row-properties style:min-row-height="0.64cm"/>
    </style:style>
    <style:style style:name="Tableau80.A5" style:family="table-cell">
      <style:table-cell-properties fo:padding="0.097cm" fo:border-left="0.002cm solid #000000" fo:border-right="none" fo:border-top="none" fo:border-bottom="0.002cm solid #000000"/>
    </style:style>
    <style:style style:name="Tableau80.A6"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0"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5">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Table_20_Contents">
      <style:paragraph-properties fo:text-align="start" style:justify-single-word="false"/>
      <style:text-properties fo:font-size="12pt" style:font-size-asian="12pt" style:font-size-complex="12pt"/>
    </style:style>
    <style:style style:name="P17" style:family="paragraph" style:parent-style-name="Table_20_Contents">
      <style:paragraph-properties fo:text-align="start" style:justify-single-word="false"/>
      <style:text-properties fo:font-size="12pt" fo:background-color="#ffffff" style:font-size-asian="12pt" style:font-size-complex="12pt"/>
    </style:style>
    <style:style style:name="P18" style:family="paragraph" style:parent-style-name="Table_20_Contents">
      <style:paragraph-properties fo:text-align="start" style:justify-single-word="false"/>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Livrable 2</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15/01/2024</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1312054740692857366" text:style-name="L1">
        <text:list-item>
          <text:p text:style-name="P10">Introduction</text:p>
          <text:p text:style-name="P10"/>
          <text:p text:style-name="P15">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5"/>
        </text:list-item>
        <text:list-item>
          <text:p text:style-name="P10">Description de la procédure de test</text:p>
          <text:p text:style-name="P15"/>
          <text:p text:style-name="P15">L'implémentation du code source est validé par la réalisation et l'exécution des tests d'acceptation et des tests d'intégration. Les tests d'acceptation ont pour objectif de valider le fonctionnement global du projet. Dans le deuxième livrab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5">Les tests d'intégration, quant à eux, doivent tester la redirection des boutons des pages PHP vers d'autres pages.</text:p>
          <text:p text:style-name="P15">Les tests unitaires ont pour but de tester les fonctions permettant le fonctionnement des modules de calcul des nombres premiers, de l'approximation du nombre d'or et de machine learning.<text:tab/></text:p>
          <text:p text:style-name="P15">Une dernière partie est dédiée aux tests des mesures de qualité en utilisation du site. Les mesures de qualité testées sont l'effectiveness et l'efficiency.</text:p>
          <text:p text:style-name="P15"/>
        </text:list-item>
        <text:list-item>
          <text:p text:style-name="P10">Description des informations à enregistrer pour les tests</text:p>
          <text:p text:style-name="P10"/>
        </text:list-item>
      </text:list>
      <text:p text:style-name="P2"><text:tab/>3.1 Tests d'acceptation</text:p>
      <text:list xml:id="list35382958" text:continue-numbering="true" text:style-name="L1">
        <text:list-header>
          <text:p text:style-name="P10"/>
        </text:list-header>
      </text:list>
      <text:p text:style-name="P2"><text:tab/><text:tab/>3.1.1 Campagne de tests d'acceptation</text:p>
      <text:list xml:id="list2753503449954848910" text:style-name="L2">
        <text:list-item>
          <text:list>
            <text:list-item>
              <text:list>
                <text:list-header>
                  <text:p text:style-name="P11"/>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ext:soft-page-break/>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5392101" text:continue-numbering="true" text:style-name="L2">
        <text:list-item>
          <text:list>
            <text:list-item>
              <text:list>
                <text:list-header>
                  <text:p text:style-name="P11"/>
                </text:list-header>
              </text:list>
            </text:list-item>
          </text:list>
        </text:list-item>
      </text:list>
      <text:p text:style-name="P2"><text:tab/><text:tab/>3.1.2 Tests d'acceptation</text:p>
      <text:list xml:id="list35364841" text:continue-numbering="true" text:style-name="L2">
        <text:list-item>
          <text:list>
            <text:list-item>
              <text:list>
                <text:list-header>
                  <text:p text:style-name="P11"/>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ext:soft-page-break/>
        <table:table-row>
          <table:table-cell table:style-name="Tableau12.A2" table:number-columns-spanned="4" office:value-type="string">
            <text:p text:style-name="P6">Ressources requises : navigateur web</text:p>
          </table:table-cell>
          <table:covered-table-cell/>
          <table:covered-table-cell/>
          <table:covered-table-cell/>
        </table:table-row>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text:tab/><text:tab/></text:p>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4/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172.19.181.1 :80. Pour accéder au service, le worker doit <text:soft-page-break/>d'abord se connecter au RPI Host.</text:p>
          </table:table-cell>
          <table:covered-table-cell/>
          <table:covered-table-cell/>
        </table:table-row>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able:table-row>
          <table:table-cell table:style-name="Tableau30.A6" office:value-type="float" office:value="1">
            <text:p text:style-name="P5">1</text:p>
          </table:table-cell>
          <table:table-cell table:style-name="Tableau30.A5" office:value-type="string">
            <text:p text:style-name="P5">172.19.181.1 :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4/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172.19.181.4. Pour accéder au service, le worker doit d'abord se connecter au RPI Host.</text:p>
          </table:table-cell>
          <table:covered-table-cell/>
          <table:covered-table-cell/>
        </table:table-row>
        <table:table-row>
          <table:table-cell table:style-name="Tableau42.A2" table:number-columns-spanned="3" office:value-type="string">
            <text:p text:style-name="P6">Ressources requises : terminal de commande</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5">Mysql -h 172.19.181.4 -u root -proot </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5">docker node ls</text:p>
          </table:table-cell>
          <table:table-cell table:style-name="Tableau43.A2" office:value-type="string">
            <text:p text:style-name="P5">Liste des workers</text:p>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row>
          <table:table-cell table:style-name="Tableau35.A1" table:number-columns-spanned="3" office:value-type="string">
            <text:p text:style-name="P5">Identification du test : Module – Nb_premiers</text:p>
          </table:table-cell>
          <table:covered-table-cell/>
          <table:covered-table-cell/>
          <table:table-cell table:style-name="Tableau35.D1" office:value-type="string">
            <text:p text:style-name="P5">Version : 19/12/2023</text:p>
          </table:table-cell>
        </table:table-row>
        <table:table-row>
          <table:table-cell table:style-name="Tableau35.A2" table:number-columns-spanned="4" office:value-type="string">
            <text:p text:style-name="P5">Description du test : les composants de la page du module des nombres premier sont affichés dans les zones prévues à cet effet selon la maquette.</text:p>
          </table:table-cell>
          <table:covered-table-cell/>
          <table:covered-table-cell/>
          <table:covered-table-cell/>
        </table:table-row>
        <table:table-row>
          <table:table-cell table:style-name="Tableau35.A2" table:number-columns-spanned="4" office:value-type="string">
            <text:p text:style-name="P6">Ressources requises : navigateur web</text:p>
          </table:table-cell>
          <table:covered-table-cell/>
          <table:covered-table-cell/>
          <table:covered-table-cell/>
        </table:table-row>
        <table:table-row>
          <table:table-cell table:style-name="Tableau35.A2" table:number-columns-spanned="4" office:value-type="string">
            <text:p text:style-name="P5">Responsable : PARCIANY Benjamin</text:p>
          </table:table-cell>
          <table:covered-table-cell/>
          <table:covered-table-cell/>
          <table:covered-table-cell/>
        </table:table-row>
        <table:table-row>
          <table:table-cell table:style-name="Tableau35.A5" office:value-type="string">
            <text:p text:style-name="P5">N° de test</text:p>
          </table:table-cell>
          <table:table-cell table:style-name="Tableau35.A5" office:value-type="string">
            <text:p text:style-name="P5">Moteur de rendu</text:p>
          </table:table-cell>
          <table:table-cell table:style-name="Tableau35.A5" office:value-type="string">
            <text:p text:style-name="P5">Entrée</text:p>
          </table:table-cell>
          <table:table-cell table:style-name="Tableau35.A2" office:value-type="string">
            <text:p text:style-name="P5">Sortie (Résultat attendu)</text:p>
          </table:table-cell>
        </table:table-row>
        <table:table-row>
          <table:table-cell table:style-name="Tableau35.A6" office:value-type="float" office:value="1">
            <text:p text:style-name="P5">1</text:p>
          </table:table-cell>
          <table:table-cell table:style-name="Tableau35.A5" office:value-type="string">
            <text:p text:style-name="P5">Gecko</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2">
            <text:p text:style-name="P5">2</text:p>
          </table:table-cell>
          <table:table-cell table:style-name="Tableau35.A5" office:value-type="string">
            <text:p text:style-name="P5">WebCore</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3">
            <text:p text:style-name="P5">3</text:p>
          </table:table-cell>
          <table:table-cell table:style-name="Tableau35.A5" office:value-type="string">
            <text:p text:style-name="P5">Blink</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ext:soft-page-break/>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 </text:p>
          </table:table-cell>
          <table:table-cell table:style-name="Tableau4.A2" office:value-type="string">
            <text:p text:style-name="P5">OK</text:p>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NA</text:p>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text:p>
          </table:table-cell>
          <table:table-cell table:style-name="Tableau4.A2" office:value-type="string">
            <text:p text:style-name="P5">OK</text:p>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NA</text:p>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NA</text:p>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ext:soft-page-break/>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 </text:p>
          </table:table-cell>
          <table:table-cell table:style-name="Tableau16.A2" office:value-type="string">
            <text:p text:style-name="P5">OK</text:p>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NA</text:p>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text:p>
          </table:table-cell>
          <table:table-cell table:style-name="Tableau16.A2" office:value-type="string">
            <text:p text:style-name="P5">OK</text:p>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s/>04/12/2023</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Connexion au nœud 1 </text:p>
          </table:table-cell>
          <table:table-cell table:style-name="Tableau27.A2" office:value-type="string">
            <text:p text:style-name="P5">OK</text:p>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Connexion au nœud 2</text:p>
          </table:table-cell>
          <table:table-cell table:style-name="Tableau27.A2" office:value-type="string">
            <text:p text:style-name="P5">OK</text:p>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Connexion au nœud 3</text:p>
          </table:table-cell>
          <table:table-cell table:style-name="Tableau27.A2" office:value-type="string">
            <text:p text:style-name="P5">OK</text:p>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Connexion au nœud 4</text:p>
          </table:table-cell>
          <table:table-cell table:style-name="Tableau27.A2" office:value-type="string">
            <text:p text:style-name="P5">OK</text:p>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Connexion au RPI Host</text:p>
          </table:table-cell>
          <table:table-cell table:style-name="Tableau29.A2" office:value-type="string">
            <text:p text:style-name="P5">OK</text:p>
          </table:table-cell>
        </table:table-row>
      </table:table>
      <text:p text:style-name="P2"><text:soft-page-break/></text:p>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5">http://85.170.243.176/</text:p>
          </table:table-cell>
          <table:table-cell table:style-name="Tableau44.A4" office:value-type="string">
            <text:p text:style-name="P5">Site Web BlitzCalc</text:p>
          </table:table-cell>
          <table:table-cell table:style-name="Tableau44.A2" office:value-type="string">
            <text:p text:style-name="P5">Site Web BlitzCalc</text:p>
          </table:table-cell>
          <table:table-cell table:style-name="Tableau44.A2" office:value-type="string">
            <text:p text:style-name="P5">OK</text:p>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5">Mysql -h 172.19.181.4 -u root -proot </text:p>
          </table:table-cell>
          <table:table-cell table:style-name="Tableau45.A4" office:value-type="string">
            <text:p text:style-name="P5">Accès à mysql</text:p>
          </table:table-cell>
          <table:table-cell table:style-name="Tableau45.A2" office:value-type="string">
            <text:p text:style-name="P5">Accès à mysql</text:p>
          </table:table-cell>
          <table:table-cell table:style-name="Tableau45.A2" office:value-type="string">
            <text:p text:style-name="P5">OK</text:p>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5">docker node ls</text:p>
          </table:table-cell>
          <table:table-cell table:style-name="Tableau46.A4" office:value-type="string">
            <text:p text:style-name="P5">Liste tous les workers</text:p>
          </table:table-cell>
          <table:table-cell table:style-name="Tableau46.A2" office:value-type="string">
            <text:p text:style-name="P5">Liste tous les workers</text:p>
          </table:table-cell>
          <table:table-cell table:style-name="Tableau46.A2" office:value-type="string">
            <text:p text:style-name="P5">OK</text:p>
          </table:table-cell>
        </table:table-row>
      </table:table>
      <text:p text:style-name="P2"/>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table:number-columns-spanned="5" office:value-type="string">
            <text:p text:style-name="P5">Référence du test appliqué : Module – Nb_premiers</text:p>
          </table:table-cell>
          <table:covered-table-cell/>
          <table:covered-table-cell/>
          <table:covered-table-cell/>
          <table:covered-table-cell/>
        </table:table-row>
        <table:table-row>
          <table:table-cell table:style-name="Tableau47.A2" table:number-columns-spanned="5" office:value-type="string">
            <text:p text:style-name="P5">Responsable : PARCIANY Benjamin</text:p>
          </table:table-cell>
          <table:covered-table-cell/>
          <table:covered-table-cell/>
          <table:covered-table-cell/>
          <table:covered-table-cell/>
        </table:table-row>
        <table:table-row>
          <table:table-cell table:style-name="Tableau47.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47.A4" office:value-type="string">
            <text:p text:style-name="P5">N° de test</text:p>
          </table:table-cell>
          <table:table-cell table:style-name="Tableau47.A4" office:value-type="string">
            <text:p text:style-name="P5">Entrée</text:p>
          </table:table-cell>
          <table:table-cell table:style-name="Tableau47.A4" office:value-type="string">
            <text:p text:style-name="P5">Résultat attendu</text:p>
          </table:table-cell>
          <table:table-cell table:style-name="Tableau47.A4" office:value-type="string">
            <text:p text:style-name="P5">Résultat observé</text:p>
          </table:table-cell>
          <table:table-cell table:style-name="Tableau47.A2" office:value-type="string">
            <text:p text:style-name="P5">Résultat du test</text:p>
          </table:table-cell>
        </table:table-row>
        <table:table-row>
          <table:table-cell table:style-name="Tableau47.A5" office:value-type="float" office:value="1">
            <text:p text:style-name="P5">1</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row>
          <table:table-cell table:style-name="Tableau47.A5" office:value-type="float" office:value="2">
            <text:p text:style-name="P5">2</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3">
            <text:p text:style-name="P5">3</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
      <text:p text:style-name="P2"><text:tab/></text:p>
      <text:list xml:id="list5615857785604494918" text:style-name="L3">
        <text:list-item>
          <text:list>
            <text:list-item>
              <text:p text:style-name="P12">Tests d'intégration</text:p>
            </text:list-item>
          </text:list>
        </text:list-item>
      </text:list>
      <text:p text:style-name="P2"/>
      <text:list xml:id="list35383449" text:continue-numbering="true" text:style-name="L3">
        <text:list-item>
          <text:list>
            <text:list-item>
              <text:list>
                <text:list-item>
                  <text:p text:style-name="P12">Campagnes des tests d'intégration</text:p>
                </text:list-item>
              </text:list>
            </text:list-item>
          </text:list>
        </text:list-item>
      </text:list>
      <text:list xml:id="list35393901" text:continue-list="list35364841" text:style-name="L2">
        <text:list-item>
          <text:list>
            <text:list-item>
              <text:list>
                <text:list-header>
                  <text:p text:style-name="P11"/>
                </text:list-header>
              </text:list>
            </text:list-item>
          </text:list>
        </text:list-item>
      </text:list>
      <table:table table:name="Tableau5" table:style-name="Tableau5">
        <table:table-column table:style-name="Tableau5.A"/>
        <table:table-column table:style-name="Tableau5.B"/>
        <text:soft-page-break/>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5386156" text:continue-numbering="true" text:style-name="L2">
        <text:list-item>
          <text:list>
            <text:list-item>
              <text:list>
                <text:list-header>
                  <text:p text:style-name="P11"/>
                </text:list-header>
              </text:list>
            </text:list-item>
          </text:list>
        </text:list-item>
      </text:list>
      <text:p text:style-name="P2"><text:tab/><text:tab/>3.2.2 Tests d'intégration</text:p>
      <text:list xml:id="list35375914" text:continue-numbering="true" text:style-name="L2">
        <text:list-item>
          <text:list>
            <text:list-item>
              <text:list>
                <text:list-header>
                  <text:p text:style-name="P11"/>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essayer sans inscription»</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text:span><text:soft-page-break/><text:span text:style-name="T3">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ext:soft-page-break/>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ext:soft-page-break/>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6" table:style-name="Tableau66">
        <table:table-column table:style-name="Tableau66.A"/>
        <table:table-column table:style-name="Tableau66.B"/>
        <table:table-column table:style-name="Tableau66.C"/>
        <table:table-row>
          <table:table-cell table:style-name="Tableau66.A1" table:number-columns-spanned="2" office:value-type="string">
            <text:p text:style-name="P5">Identification du test : Principale - Bouton «Module - Nb_premiers»</text:p>
          </table:table-cell>
          <table:covered-table-cell/>
          <table:table-cell table:style-name="Tableau66.C1" office:value-type="string">
            <text:p text:style-name="P5">Version : 19/12/2023</text:p>
          </table:table-cell>
        </table:table-row>
        <table:table-row>
          <table:table-cell table:style-name="Tableau66.A2" table:number-columns-spanned="3" office:value-type="string">
            <text:p text:style-name="P5">Description du test : <text:span text:style-name="T4">Le bouton «Module - Nb_premiers» de la page principale redirige l'utilisateur vers la page du module de calcul de nombres premiers.</text:span></text:p>
          </table:table-cell>
          <table:covered-table-cell/>
          <table:covered-table-cell/>
        </table:table-row>
        <table:table-row>
          <table:table-cell table:style-name="Tableau66.A2" table:number-columns-spanned="3" office:value-type="string">
            <text:p text:style-name="P6">Ressources requises : navigateur web</text:p>
          </table:table-cell>
          <table:covered-table-cell/>
          <table:covered-table-cell/>
        </table:table-row>
        <table:table-row>
          <table:table-cell table:style-name="Tableau66.A2" table:number-columns-spanned="3" office:value-type="string">
            <text:p text:style-name="P5">Responsable : PARCIANY Benjamin</text:p>
          </table:table-cell>
          <table:covered-table-cell/>
          <table:covered-table-cell/>
        </table:table-row>
        <table:table-row table:style-name="Tableau66.5">
          <table:table-cell table:style-name="Tableau66.A5" office:value-type="string">
            <text:p text:style-name="P5">N° de test</text:p>
          </table:table-cell>
          <table:table-cell table:style-name="Tableau66.A5" office:value-type="string">
            <text:p text:style-name="P5">Entrée</text:p>
          </table:table-cell>
          <table:table-cell table:style-name="Tableau66.A2" office:value-type="string">
            <text:p text:style-name="P5">Sortie (Résultat attendu)</text:p>
          </table:table-cell>
        </table:table-row>
        <text:soft-page-break/>
        <table:table-row>
          <table:table-cell table:style-name="Tableau66.A6" office:value-type="float" office:value="1">
            <text:p text:style-name="P5">1</text:p>
          </table:table-cell>
          <table:table-cell table:style-name="Tableau66.A5" office:value-type="string">
            <text:p text:style-name="P5">Cliquer sur le bouton</text:p>
          </table:table-cell>
          <table:table-cell table:style-name="Tableau66.A2" office:value-type="string">
            <text:p text:style-name="P5">Redirection vers la page de module de calcul de nombres premiers.</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able:table table:name="Tableau48" table:style-name="Tableau48">
        <table:table-column table:style-name="Tableau48.A"/>
        <table:table-column table:style-name="Tableau48.B"/>
        <table:table-column table:style-name="Tableau48.C"/>
        <table:table-row>
          <table:table-cell table:style-name="Tableau48.A1" table:number-columns-spanned="2" office:value-type="string">
            <text:p text:style-name="P5">Identification du test : Administrateur – Bouton «Jour»</text:p>
          </table:table-cell>
          <table:covered-table-cell/>
          <table:table-cell table:style-name="Tableau48.C1" office:value-type="string">
            <text:p text:style-name="P5">Version : 19/12/2023</text:p>
          </table:table-cell>
        </table:table-row>
        <table:table-row>
          <table:table-cell table:style-name="Tableau48.A2" table:number-columns-spanned="3" office:value-type="string">
            <text:p text:style-name="P7"><text:span text:style-name="T2">Description du test : </text:span><text:span text:style-name="T3">Le bouton «Jour» de la page de l'administrateur permet d'afficher les informations de la page à partir du début du jour à minuit..</text:span></text:p>
          </table:table-cell>
          <table:covered-table-cell/>
          <table:covered-table-cell/>
        </table:table-row>
        <table:table-row>
          <table:table-cell table:style-name="Tableau48.A2" table:number-columns-spanned="3" office:value-type="string">
            <text:p text:style-name="P6">Ressources requises : navigateur web</text:p>
          </table:table-cell>
          <table:covered-table-cell/>
          <table:covered-table-cell/>
        </table:table-row>
        <table:table-row>
          <table:table-cell table:style-name="Tableau48.A2" table:number-columns-spanned="3" office:value-type="string">
            <text:p text:style-name="P5">Responsable : PARCIANY Benjamin</text:p>
          </table:table-cell>
          <table:covered-table-cell/>
          <table:covered-table-cell/>
        </table:table-row>
        <table:table-row table:style-name="Tableau48.5">
          <table:table-cell table:style-name="Tableau48.A5" office:value-type="string">
            <text:p text:style-name="P5">N° de test</text:p>
          </table:table-cell>
          <table:table-cell table:style-name="Tableau48.A5" office:value-type="string">
            <text:p text:style-name="P5">Entrée</text:p>
          </table:table-cell>
          <table:table-cell table:style-name="Tableau48.A2" office:value-type="string">
            <text:p text:style-name="P5">Sortie (Résultat attendu)</text:p>
          </table:table-cell>
        </table:table-row>
        <table:table-row>
          <table:table-cell table:style-name="Tableau48.A6" office:value-type="float" office:value="1">
            <text:p text:style-name="P5">1</text:p>
          </table:table-cell>
          <table:table-cell table:style-name="Tableau48.A5" office:value-type="string">
            <text:p text:style-name="P5">Cliquer sur le bouton</text:p>
          </table:table-cell>
          <table:table-cell table:style-name="Tableau48.A2" office:value-type="string">
            <text:p text:style-name="P5">Affiche les informations à partir du début du jour.</text:p>
          </table:table-cell>
        </table:table-row>
      </table:table>
      <text:p text:style-name="P2"/>
      <table:table table:name="Tableau49" table:style-name="Tableau49">
        <table:table-column table:style-name="Tableau49.A"/>
        <table:table-column table:style-name="Tableau49.B"/>
        <table:table-column table:style-name="Tableau49.C"/>
        <table:table-row>
          <table:table-cell table:style-name="Tableau49.A1" table:number-columns-spanned="2" office:value-type="string">
            <text:p text:style-name="P5">Identification du test : Administrateur – Bouton «Semaine»</text:p>
          </table:table-cell>
          <table:covered-table-cell/>
          <table:table-cell table:style-name="Tableau49.C1" office:value-type="string">
            <text:p text:style-name="P5">Version : 19/12/2023</text:p>
          </table:table-cell>
        </table:table-row>
        <table:table-row>
          <table:table-cell table:style-name="Tableau49.A2" table:number-columns-spanned="3" office:value-type="string">
            <text:p text:style-name="P7"><text:span text:style-name="T2">Description du test : </text:span><text:span text:style-name="T3">Le bouton «Semaine» de la page de l'administrateur permet d'afficher les informations de la page à partir du début de semaine lundi.</text:span></text:p>
          </table:table-cell>
          <table:covered-table-cell/>
          <table:covered-table-cell/>
        </table:table-row>
        <table:table-row>
          <table:table-cell table:style-name="Tableau49.A2" table:number-columns-spanned="3" office:value-type="string">
            <text:p text:style-name="P6">Ressources requises : navigateur web</text:p>
          </table:table-cell>
          <table:covered-table-cell/>
          <table:covered-table-cell/>
        </table:table-row>
        <table:table-row>
          <table:table-cell table:style-name="Tableau49.A2" table:number-columns-spanned="3" office:value-type="string">
            <text:p text:style-name="P5">Responsable : PARCIANY Benjamin</text:p>
          </table:table-cell>
          <table:covered-table-cell/>
          <table:covered-table-cell/>
        </table:table-row>
        <table:table-row table:style-name="Tableau49.5">
          <table:table-cell table:style-name="Tableau49.A5" office:value-type="string">
            <text:p text:style-name="P5">N° de test</text:p>
          </table:table-cell>
          <table:table-cell table:style-name="Tableau49.A5" office:value-type="string">
            <text:p text:style-name="P5">Entrée</text:p>
          </table:table-cell>
          <table:table-cell table:style-name="Tableau49.A2" office:value-type="string">
            <text:p text:style-name="P5">Sortie (Résultat attendu)</text:p>
          </table:table-cell>
        </table:table-row>
        <table:table-row>
          <table:table-cell table:style-name="Tableau49.A6" office:value-type="float" office:value="1">
            <text:p text:style-name="P5">1</text:p>
          </table:table-cell>
          <table:table-cell table:style-name="Tableau49.A5" office:value-type="string">
            <text:p text:style-name="P5">Cliquer sur le bouton</text:p>
          </table:table-cell>
          <table:table-cell table:style-name="Tableau49.A2" office:value-type="string">
            <text:p text:style-name="P5">Affiche les informations à partir du début de semaine.</text:p>
          </table:table-cell>
        </table:table-row>
      </table:table>
      <text:p text:style-name="P2"/>
      <table:table table:name="Tableau50" table:style-name="Tableau50">
        <table:table-column table:style-name="Tableau50.A"/>
        <table:table-column table:style-name="Tableau50.B"/>
        <table:table-column table:style-name="Tableau50.C"/>
        <table:table-row>
          <table:table-cell table:style-name="Tableau50.A1" table:number-columns-spanned="2" office:value-type="string">
            <text:p text:style-name="P5">Identification du test : Administrateur – Bouton «Mois»</text:p>
          </table:table-cell>
          <table:covered-table-cell/>
          <table:table-cell table:style-name="Tableau50.C1" office:value-type="string">
            <text:p text:style-name="P5">Version : 19/12/2023</text:p>
          </table:table-cell>
        </table:table-row>
        <table:table-row>
          <table:table-cell table:style-name="Tableau50.A2" table:number-columns-spanned="3" office:value-type="string">
            <text:p text:style-name="P7"><text:span text:style-name="T2">Description du test : </text:span><text:span text:style-name="T3">Le bouton «Mois» de la page de l'administrateur permet d'afficher les informations de la page à partir du premier jour du mois.</text:span></text:p>
          </table:table-cell>
          <table:covered-table-cell/>
          <table:covered-table-cell/>
        </table:table-row>
        <table:table-row>
          <table:table-cell table:style-name="Tableau50.A2" table:number-columns-spanned="3" office:value-type="string">
            <text:p text:style-name="P6">Ressources requises : navigateur web</text:p>
          </table:table-cell>
          <table:covered-table-cell/>
          <table:covered-table-cell/>
        </table:table-row>
        <table:table-row>
          <table:table-cell table:style-name="Tableau50.A2" table:number-columns-spanned="3" office:value-type="string">
            <text:p text:style-name="P5">Responsable : PARCIANY Benjamin</text:p>
          </table:table-cell>
          <table:covered-table-cell/>
          <table:covered-table-cell/>
        </table:table-row>
        <table:table-row table:style-name="Tableau50.5">
          <table:table-cell table:style-name="Tableau50.A5" office:value-type="string">
            <text:p text:style-name="P5">N° de test</text:p>
          </table:table-cell>
          <table:table-cell table:style-name="Tableau50.A5" office:value-type="string">
            <text:p text:style-name="P5">Entrée</text:p>
          </table:table-cell>
          <table:table-cell table:style-name="Tableau50.A2" office:value-type="string">
            <text:p text:style-name="P5">Sortie (Résultat attendu)</text:p>
          </table:table-cell>
        </table:table-row>
        <text:soft-page-break/>
        <table:table-row>
          <table:table-cell table:style-name="Tableau50.A6" office:value-type="float" office:value="1">
            <text:p text:style-name="P5">1</text:p>
          </table:table-cell>
          <table:table-cell table:style-name="Tableau50.A5" office:value-type="string">
            <text:p text:style-name="P5">Cliquer sur le bouton</text:p>
          </table:table-cell>
          <table:table-cell table:style-name="Tableau50.A2" office:value-type="string">
            <text:p text:style-name="P5">Affiche les informations à partir du premier jour du mois.</text:p>
          </table:table-cell>
        </table:table-row>
      </table:table>
      <text:p text:style-name="P2"/>
      <table:table table:name="Tableau55" table:style-name="Tableau55">
        <table:table-column table:style-name="Tableau55.A"/>
        <table:table-column table:style-name="Tableau55.B"/>
        <table:table-column table:style-name="Tableau55.C"/>
        <table:table-row>
          <table:table-cell table:style-name="Tableau55.A1" table:number-columns-spanned="2" office:value-type="string">
            <text:p text:style-name="P5">Identification du test : Administrateur – Bouton «Tout»</text:p>
          </table:table-cell>
          <table:covered-table-cell/>
          <table:table-cell table:style-name="Tableau55.C1" office:value-type="string">
            <text:p text:style-name="P5">Version : 19/12/2023</text:p>
          </table:table-cell>
        </table:table-row>
        <table:table-row>
          <table:table-cell table:style-name="Tableau55.A2" table:number-columns-spanned="3" office:value-type="string">
            <text:p text:style-name="P7"><text:span text:style-name="T2">Description du test : </text:span><text:span text:style-name="T3">Le bouton «Tout» de la page de l'administrateur permet d'afficher les informations de la page depuis la création de la base de données.</text:span></text:p>
          </table:table-cell>
          <table:covered-table-cell/>
          <table:covered-table-cell/>
        </table:table-row>
        <table:table-row>
          <table:table-cell table:style-name="Tableau55.A2" table:number-columns-spanned="3" office:value-type="string">
            <text:p text:style-name="P6">Ressources requises : navigateur web</text:p>
          </table:table-cell>
          <table:covered-table-cell/>
          <table:covered-table-cell/>
        </table:table-row>
        <table:table-row>
          <table:table-cell table:style-name="Tableau55.A2" table:number-columns-spanned="3" office:value-type="string">
            <text:p text:style-name="P5">Responsable : PARCIANY Benjamin</text:p>
          </table:table-cell>
          <table:covered-table-cell/>
          <table:covered-table-cell/>
        </table:table-row>
        <table:table-row table:style-name="Tableau55.5">
          <table:table-cell table:style-name="Tableau55.A5" office:value-type="string">
            <text:p text:style-name="P5">N° de test</text:p>
          </table:table-cell>
          <table:table-cell table:style-name="Tableau55.A5" office:value-type="string">
            <text:p text:style-name="P5">Entrée</text:p>
          </table:table-cell>
          <table:table-cell table:style-name="Tableau55.A2" office:value-type="string">
            <text:p text:style-name="P5">Sortie (Résultat attendu)</text:p>
          </table:table-cell>
        </table:table-row>
        <table:table-row>
          <table:table-cell table:style-name="Tableau55.A6" office:value-type="float" office:value="1">
            <text:p text:style-name="P5">1</text:p>
          </table:table-cell>
          <table:table-cell table:style-name="Tableau55.A5" office:value-type="string">
            <text:p text:style-name="P5">Cliquer sur le bouton</text:p>
          </table:table-cell>
          <table:table-cell table:style-name="Tableau55.A2" office:value-type="string">
            <text:p text:style-name="P5">Affiche les informations depuis la création de la base de données.</text:p>
          </table:table-cell>
        </table:table-row>
      </table:table>
      <text:p text:style-name="P2"/>
      <table:table table:name="Tableau51" table:style-name="Tableau51">
        <table:table-column table:style-name="Tableau51.A"/>
        <table:table-column table:style-name="Tableau51.B"/>
        <table:table-column table:style-name="Tableau51.C"/>
        <table:table-row>
          <table:table-cell table:style-name="Tableau51.A1" table:number-columns-spanned="2" office:value-type="string">
            <text:p text:style-name="P5">Identification du test : Administrateur – Bouton «Utilisateur»</text:p>
          </table:table-cell>
          <table:covered-table-cell/>
          <table:table-cell table:style-name="Tableau51.C1" office:value-type="string">
            <text:p text:style-name="P5">Version : 19/12/2023</text:p>
          </table:table-cell>
        </table:table-row>
        <table:table-row>
          <table:table-cell table:style-name="Tableau51.A2" table:number-columns-spanned="3" office:value-type="string">
            <text:p text:style-name="P7"><text:span text:style-name="T2">Description du test : </text:span><text:span text:style-name="T3">Le bouton «Utilisateur» de la page de l'administrateur ouvre une pop-up permettant de rechercher un utilisateur.</text:span></text:p>
          </table:table-cell>
          <table:covered-table-cell/>
          <table:covered-table-cell/>
        </table:table-row>
        <table:table-row>
          <table:table-cell table:style-name="Tableau51.A2" table:number-columns-spanned="3" office:value-type="string">
            <text:p text:style-name="P6">Ressources requises : navigateur web</text:p>
          </table:table-cell>
          <table:covered-table-cell/>
          <table:covered-table-cell/>
        </table:table-row>
        <table:table-row>
          <table:table-cell table:style-name="Tableau51.A2" table:number-columns-spanned="3" office:value-type="string">
            <text:p text:style-name="P5">Responsable : PARCIANY Benjamin</text:p>
          </table:table-cell>
          <table:covered-table-cell/>
          <table:covered-table-cell/>
        </table:table-row>
        <table:table-row table:style-name="Tableau51.5">
          <table:table-cell table:style-name="Tableau51.A5" office:value-type="string">
            <text:p text:style-name="P5">N° de test</text:p>
          </table:table-cell>
          <table:table-cell table:style-name="Tableau51.A5" office:value-type="string">
            <text:p text:style-name="P5">Entrée</text:p>
          </table:table-cell>
          <table:table-cell table:style-name="Tableau51.A2" office:value-type="string">
            <text:p text:style-name="P5">Sortie (Résultat attendu)</text:p>
          </table:table-cell>
        </table:table-row>
        <table:table-row>
          <table:table-cell table:style-name="Tableau51.A6" office:value-type="float" office:value="1">
            <text:p text:style-name="P5">1</text:p>
          </table:table-cell>
          <table:table-cell table:style-name="Tableau51.A5" office:value-type="string">
            <text:p text:style-name="P5">Cliquer sur le bouton</text:p>
          </table:table-cell>
          <table:table-cell table:style-name="Tableau51.A2" office:value-type="string">
            <text:p text:style-name="P5">Affiche la pop-up de recherche des utilisateurs.</text:p>
          </table:table-cell>
        </table:table-row>
      </table:table>
      <text:p text:style-name="P2"/>
      <table:table table:name="Tableau53" table:style-name="Tableau53">
        <table:table-column table:style-name="Tableau53.A"/>
        <table:table-column table:style-name="Tableau53.B"/>
        <table:table-column table:style-name="Tableau53.C"/>
        <table:table-row>
          <table:table-cell table:style-name="Tableau53.A1" table:number-columns-spanned="2" office:value-type="string">
            <text:p text:style-name="P5">Identification du test : Administrateur – Bouton «Visite»</text:p>
          </table:table-cell>
          <table:covered-table-cell/>
          <table:table-cell table:style-name="Tableau53.C1" office:value-type="string">
            <text:p text:style-name="P5">Version : 19/12/2023</text:p>
          </table:table-cell>
        </table:table-row>
        <table:table-row>
          <table:table-cell table:style-name="Tableau53.A2" table:number-columns-spanned="3" office:value-type="string">
            <text:p text:style-name="P7"><text:span text:style-name="T2">Description du test : </text:span><text:span text:style-name="T3">Le bouton «Visite» de la page de l'administrateur ouvre une pop-up permettant de rechercher un log.</text:span></text:p>
          </table:table-cell>
          <table:covered-table-cell/>
          <table:covered-table-cell/>
        </table:table-row>
        <table:table-row>
          <table:table-cell table:style-name="Tableau53.A2" table:number-columns-spanned="3" office:value-type="string">
            <text:p text:style-name="P6">Ressources requises : navigateur web</text:p>
          </table:table-cell>
          <table:covered-table-cell/>
          <table:covered-table-cell/>
        </table:table-row>
        <table:table-row>
          <table:table-cell table:style-name="Tableau53.A2" table:number-columns-spanned="3" office:value-type="string">
            <text:p text:style-name="P5">Responsable : PARCIANY Benjamin</text:p>
          </table:table-cell>
          <table:covered-table-cell/>
          <table:covered-table-cell/>
        </table:table-row>
        <table:table-row table:style-name="Tableau53.5">
          <table:table-cell table:style-name="Tableau53.A5" office:value-type="string">
            <text:p text:style-name="P5">N° de test</text:p>
          </table:table-cell>
          <table:table-cell table:style-name="Tableau53.A5" office:value-type="string">
            <text:p text:style-name="P5">Entrée</text:p>
          </table:table-cell>
          <table:table-cell table:style-name="Tableau53.A2" office:value-type="string">
            <text:p text:style-name="P5">Sortie (Résultat attendu)</text:p>
          </table:table-cell>
        </table:table-row>
        <table:table-row>
          <table:table-cell table:style-name="Tableau53.A6" office:value-type="float" office:value="1">
            <text:p text:style-name="P5">1</text:p>
          </table:table-cell>
          <table:table-cell table:style-name="Tableau53.A5" office:value-type="string">
            <text:p text:style-name="P5">Cliquer sur le bouton</text:p>
          </table:table-cell>
          <table:table-cell table:style-name="Tableau53.A2" office:value-type="string">
            <text:p text:style-name="P5">Affiche la pop-up de recherche des logs.</text:p>
          </table:table-cell>
        </table:table-row>
      </table:table>
      <text:p text:style-name="P2"/>
      <table:table table:name="Tableau54" table:style-name="Tableau54">
        <table:table-column table:style-name="Tableau54.A"/>
        <table:table-column table:style-name="Tableau54.B"/>
        <table:table-column table:style-name="Tableau54.C"/>
        <table:table-row>
          <table:table-cell table:style-name="Tableau54.A1" table:number-columns-spanned="2" office:value-type="string">
            <text:p text:style-name="P5">Identification du test : Administrateur – Bouton «Supprimer»</text:p>
          </table:table-cell>
          <table:covered-table-cell/>
          <table:table-cell table:style-name="Tableau54.C1" office:value-type="string">
            <text:p text:style-name="P5">Version : 19/12/2023</text:p>
          </table:table-cell>
        </table:table-row>
        <table:table-row>
          <table:table-cell table:style-name="Tableau54.A2" table:number-columns-spanned="3" office:value-type="string">
            <text:p text:style-name="P7"><text:span text:style-name="T2">Description du test : </text:span><text:span text:style-name="T3">Le bouton «Supprimer» de la page de l'administrateur est accessible depuis la pop-up de recherche des logs et permet de supprimer un utilisateur. </text:span></text:p>
          </table:table-cell>
          <table:covered-table-cell/>
          <table:covered-table-cell/>
        </table:table-row>
        <table:table-row>
          <table:table-cell table:style-name="Tableau54.A2" table:number-columns-spanned="3" office:value-type="string">
            <text:p text:style-name="P6">Ressources requises : navigateur web</text:p>
          </table:table-cell>
          <table:covered-table-cell/>
          <table:covered-table-cell/>
        </table:table-row>
        <table:table-row>
          <table:table-cell table:style-name="Tableau54.A2" table:number-columns-spanned="3" office:value-type="string">
            <text:p text:style-name="P5">Responsable : PARCIANY Benjamin</text:p>
          </table:table-cell>
          <table:covered-table-cell/>
          <table:covered-table-cell/>
        </table:table-row>
        <table:table-row table:style-name="Tableau54.5">
          <table:table-cell table:style-name="Tableau54.A5" office:value-type="string">
            <text:p text:style-name="P5">N° de test</text:p>
          </table:table-cell>
          <table:table-cell table:style-name="Tableau54.A5" office:value-type="string">
            <text:p text:style-name="P5">Entrée</text:p>
          </table:table-cell>
          <table:table-cell table:style-name="Tableau54.A2" office:value-type="string">
            <text:p text:style-name="P5">Sortie (Résultat attendu)</text:p>
          </table:table-cell>
        </table:table-row>
        <table:table-row>
          <table:table-cell table:style-name="Tableau54.A6" office:value-type="float" office:value="1">
            <text:p text:style-name="P5">1</text:p>
          </table:table-cell>
          <table:table-cell table:style-name="Tableau54.A5" office:value-type="string">
            <text:p text:style-name="P5">Cliquer sur le bouton</text:p>
          </table:table-cell>
          <table:table-cell table:style-name="Tableau54.A2" office:value-type="string">
            <text:p text:style-name="P5">Supprime l'utilisateur de la base de données.</text:p>
          </table:table-cell>
        </table:table-row>
      </table:table>
      <text:p text:style-name="P2"><text:soft-page-break/></text:p>
      <table:table table:name="Tableau67" table:style-name="Tableau67">
        <table:table-column table:style-name="Tableau67.A"/>
        <table:table-column table:style-name="Tableau67.B"/>
        <table:table-column table:style-name="Tableau67.C"/>
        <table:table-row>
          <table:table-cell table:style-name="Tableau67.A1" table:number-columns-spanned="2" office:value-type="string">
            <text:p text:style-name="P5">Identification du test : Nb_premiers – Bouton «Calculer»</text:p>
          </table:table-cell>
          <table:covered-table-cell/>
          <table:table-cell table:style-name="Tableau67.C1" office:value-type="string">
            <text:p text:style-name="P5">Version : 19/12/2023</text:p>
          </table:table-cell>
        </table:table-row>
        <table:table-row>
          <table:table-cell table:style-name="Tableau67.A2" table:number-columns-spanned="3" office:value-type="string">
            <text:p text:style-name="P7"><text:span text:style-name="T2">Description du test : </text:span><text:span text:style-name="T3">Le bouton «Calculer» de la page du module de calcul des nombres premiers affiche le résultat du script calculant les nombres premiers entre deux bornes.</text:span></text:p>
          </table:table-cell>
          <table:covered-table-cell/>
          <table:covered-table-cell/>
        </table:table-row>
        <table:table-row>
          <table:table-cell table:style-name="Tableau67.A2" table:number-columns-spanned="3" office:value-type="string">
            <text:p text:style-name="P6">Ressources requises : navigateur web</text:p>
          </table:table-cell>
          <table:covered-table-cell/>
          <table:covered-table-cell/>
        </table:table-row>
        <table:table-row>
          <table:table-cell table:style-name="Tableau67.A2" table:number-columns-spanned="3" office:value-type="string">
            <text:p text:style-name="P5">Responsable : PARCIANY Benjamin</text:p>
          </table:table-cell>
          <table:covered-table-cell/>
          <table:covered-table-cell/>
        </table:table-row>
        <table:table-row table:style-name="Tableau67.5">
          <table:table-cell table:style-name="Tableau67.A5" office:value-type="string">
            <text:p text:style-name="P5">N° de test</text:p>
          </table:table-cell>
          <table:table-cell table:style-name="Tableau67.A5" office:value-type="string">
            <text:p text:style-name="P5">Entrée</text:p>
          </table:table-cell>
          <table:table-cell table:style-name="Tableau67.A2" office:value-type="string">
            <text:p text:style-name="P5">Sortie (Résultat attendu)</text:p>
          </table:table-cell>
        </table:table-row>
        <table:table-row>
          <table:table-cell table:style-name="Tableau67.A6" office:value-type="float" office:value="1">
            <text:p text:style-name="P5">1</text:p>
          </table:table-cell>
          <table:table-cell table:style-name="Tableau67.A5" office:value-type="string">
            <text:p text:style-name="P5">Cliquer sur le bouton</text:p>
          </table:table-cell>
          <table:table-cell table:style-name="Tableau67.A2" office:value-type="string">
            <text:p text:style-name="P8">Affiche le résultat du script calculant les nombres premiers entre deux bornes.</text:p>
          </table:table-cell>
        </table:table-row>
      </table:table>
      <text:p text:style-name="P2"/>
      <table:table table:name="Tableau68" table:style-name="Tableau68">
        <table:table-column table:style-name="Tableau68.A"/>
        <table:table-column table:style-name="Tableau68.B"/>
        <table:table-column table:style-name="Tableau68.C"/>
        <table:table-row>
          <table:table-cell table:style-name="Tableau68.A1" table:number-columns-spanned="2" office:value-type="string">
            <text:p text:style-name="P5">Identification du test : Nb_premiers – Switch «Calcul distribué»</text:p>
          </table:table-cell>
          <table:covered-table-cell/>
          <table:table-cell table:style-name="Tableau68.C1" office:value-type="string">
            <text:p text:style-name="P5">Version : 19/12/2023</text:p>
          </table:table-cell>
        </table:table-row>
        <table:table-row>
          <table:table-cell table:style-name="Tableau68.A2" table:number-columns-spanned="3" office:value-type="string">
            <text:p text:style-name="P7"><text:span text:style-name="T2">Description du test : </text:span><text:span text:style-name="T3">Le switch «Calcul distribué» de la page du module de calcul des nombres premiers active ou désactive la possibilité de réaliser les calculs avec le KitClusterHat pour accélérer le processus de calcul.</text:span></text:p>
          </table:table-cell>
          <table:covered-table-cell/>
          <table:covered-table-cell/>
        </table:table-row>
        <table:table-row>
          <table:table-cell table:style-name="Tableau68.A2" table:number-columns-spanned="3" office:value-type="string">
            <text:p text:style-name="P6">Ressources requises : navigateur web</text:p>
          </table:table-cell>
          <table:covered-table-cell/>
          <table:covered-table-cell/>
        </table:table-row>
        <table:table-row>
          <table:table-cell table:style-name="Tableau68.A2" table:number-columns-spanned="3" office:value-type="string">
            <text:p text:style-name="P5">Responsable : PARCIANY Benjamin</text:p>
          </table:table-cell>
          <table:covered-table-cell/>
          <table:covered-table-cell/>
        </table:table-row>
        <table:table-row table:style-name="Tableau68.5">
          <table:table-cell table:style-name="Tableau68.A5" office:value-type="string">
            <text:p text:style-name="P5">N° de test</text:p>
          </table:table-cell>
          <table:table-cell table:style-name="Tableau68.A5" office:value-type="string">
            <text:p text:style-name="P5">Entrée</text:p>
          </table:table-cell>
          <table:table-cell table:style-name="Tableau68.A2" office:value-type="string">
            <text:p text:style-name="P5">Sortie (Résultat attendu)</text:p>
          </table:table-cell>
        </table:table-row>
        <table:table-row>
          <table:table-cell table:style-name="Tableau68.A6" office:value-type="float" office:value="1">
            <text:p text:style-name="P5">1</text:p>
          </table:table-cell>
          <table:table-cell table:style-name="Tableau68.A5" office:value-type="string">
            <text:p text:style-name="P5">Cliquer sur le bouton</text:p>
          </table:table-cell>
          <table:table-cell table:style-name="Tableau68.A2" office:value-type="string">
            <text:p text:style-name="P8">Effectue le calcul sur les RaspberryPi Zéro en calcul distribué.</text:p>
          </table:table-cell>
        </table:table-row>
      </table:table>
      <text:p text:style-name="P2"/>
      <table:table table:name="Tableau69" table:style-name="Tableau69">
        <table:table-column table:style-name="Tableau69.A"/>
        <table:table-column table:style-name="Tableau69.B"/>
        <table:table-column table:style-name="Tableau69.C"/>
        <table:table-row>
          <table:table-cell table:style-name="Tableau69.A1" table:number-columns-spanned="2" office:value-type="string">
            <text:p text:style-name="P5">Identification du test : Nb_premiers – Bouton «Se connecter»</text:p>
          </table:table-cell>
          <table:covered-table-cell/>
          <table:table-cell table:style-name="Tableau69.C1" office:value-type="string">
            <text:p text:style-name="P5">Version : 19/12/2023</text:p>
          </table:table-cell>
        </table:table-row>
        <table:table-row>
          <table:table-cell table:style-name="Tableau69.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e connecter</text:span><text:span text:style-name="T3">.</text:span></text:p>
          </table:table-cell>
          <table:covered-table-cell/>
          <table:covered-table-cell/>
        </table:table-row>
        <table:table-row>
          <table:table-cell table:style-name="Tableau69.A2" table:number-columns-spanned="3" office:value-type="string">
            <text:p text:style-name="P6">Ressources requises : navigateur web</text:p>
          </table:table-cell>
          <table:covered-table-cell/>
          <table:covered-table-cell/>
        </table:table-row>
        <table:table-row>
          <table:table-cell table:style-name="Tableau69.A2" table:number-columns-spanned="3" office:value-type="string">
            <text:p text:style-name="P5">Responsable : PARCIANY Benjamin</text:p>
          </table:table-cell>
          <table:covered-table-cell/>
          <table:covered-table-cell/>
        </table:table-row>
        <table:table-row table:style-name="Tableau69.5">
          <table:table-cell table:style-name="Tableau69.A5" office:value-type="string">
            <text:p text:style-name="P5">N° de test</text:p>
          </table:table-cell>
          <table:table-cell table:style-name="Tableau69.A5" office:value-type="string">
            <text:p text:style-name="P5">Entrée</text:p>
          </table:table-cell>
          <table:table-cell table:style-name="Tableau69.A2" office:value-type="string">
            <text:p text:style-name="P5">Sortie (Résultat attendu)</text:p>
          </table:table-cell>
        </table:table-row>
        <table:table-row>
          <table:table-cell table:style-name="Tableau69.A6" office:value-type="float" office:value="1">
            <text:p text:style-name="P5">1</text:p>
          </table:table-cell>
          <table:table-cell table:style-name="Tableau69.A5" office:value-type="string">
            <text:p text:style-name="P5">Cliquer sur le bouton</text:p>
          </table:table-cell>
          <table:table-cell table:style-name="Tableau69.A2" office:value-type="string">
            <text:p text:style-name="P8">Redirection vers la page de connexion.</text:p>
          </table:table-cell>
        </table:table-row>
      </table:table>
      <text:p text:style-name="P2"/>
      <table:table table:name="Tableau70" table:style-name="Tableau70">
        <table:table-column table:style-name="Tableau70.A"/>
        <table:table-column table:style-name="Tableau70.B"/>
        <table:table-column table:style-name="Tableau70.C"/>
        <table:table-row>
          <table:table-cell table:style-name="Tableau70.A1" table:number-columns-spanned="2" office:value-type="string">
            <text:p text:style-name="P5">Identification du test : Nb_premiers – Bouton «S'inscrire»</text:p>
          </table:table-cell>
          <table:covered-table-cell/>
          <table:table-cell table:style-name="Tableau70.C1" office:value-type="string">
            <text:p text:style-name="P5">Version : 19/12/2023</text:p>
          </table:table-cell>
        </table:table-row>
        <table:table-row>
          <table:table-cell table:style-name="Tableau70.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inscrire</text:span><text:span text:style-name="T3">.</text:span></text:p>
          </table:table-cell>
          <table:covered-table-cell/>
          <table:covered-table-cell/>
        </table:table-row>
        <table:table-row>
          <table:table-cell table:style-name="Tableau70.A2" table:number-columns-spanned="3" office:value-type="string">
            <text:p text:style-name="P6">Ressources requises : navigateur web</text:p>
          </table:table-cell>
          <table:covered-table-cell/>
          <table:covered-table-cell/>
        </table:table-row>
        <table:table-row>
          <table:table-cell table:style-name="Tableau70.A2" table:number-columns-spanned="3" office:value-type="string">
            <text:p text:style-name="P5">Responsable : PARCIANY Benjamin</text:p>
          </table:table-cell>
          <table:covered-table-cell/>
          <table:covered-table-cell/>
        </table:table-row>
        <table:table-row table:style-name="Tableau70.5">
          <table:table-cell table:style-name="Tableau70.A5" office:value-type="string">
            <text:p text:style-name="P5">N° de test</text:p>
          </table:table-cell>
          <table:table-cell table:style-name="Tableau70.A5" office:value-type="string">
            <text:p text:style-name="P5">Entrée</text:p>
          </table:table-cell>
          <table:table-cell table:style-name="Tableau70.A2" office:value-type="string">
            <text:p text:style-name="P5">Sortie (Résultat attendu)</text:p>
          </table:table-cell>
        </table:table-row>
        <text:soft-page-break/>
        <table:table-row>
          <table:table-cell table:style-name="Tableau70.A6" office:value-type="float" office:value="1">
            <text:p text:style-name="P5">1</text:p>
          </table:table-cell>
          <table:table-cell table:style-name="Tableau70.A5" office:value-type="string">
            <text:p text:style-name="P5">Cliquer sur le bouton</text:p>
          </table:table-cell>
          <table:table-cell table:style-name="Tableau70.A2" office:value-type="string">
            <text:p text:style-name="P8">Redirection vers la page d'inscription.</text:p>
          </table:table-cell>
        </table:table-row>
      </table:table>
      <text:p text:style-name="P2"/>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L'utilisateur est redirigé vers la page de connexion</text:p>
          </table:table-cell>
          <table:table-cell table:style-name="Tableau14.A2" office:value-type="string">
            <text:p text:style-name="P5">OK</text:p>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L'utilisateur est redirigé vers la page d'inscription</text:p>
          </table:table-cell>
          <table:table-cell table:style-name="Tableau19.A2" office:value-type="string">
            <text:p text:style-name="P5">OK</text:p>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essayer sans inscription»</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Redirection vers la page principale</text:p>
          </table:table-cell>
          <table:table-cell table:style-name="Tableau31.A2" office:value-type="string">
            <text:p text:style-name="P5">OK</text:p>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3">
            <text:p text:style-name="P5">3</text:p>
          </table:table-cell>
          <table:table-cell table:style-name="Tableau32.A4" office:value-type="string">
            <text:p text:style-name="P5">L'identifiant et <text:soft-page-break/>l'adresse mail renseignés n'existe pas dans la base de données</text:p>
          </table:table-cell>
          <table:table-cell table:style-name="Tableau32.A4" office:value-type="string">
            <text:p text:style-name="P5">Les informations de <text:soft-page-break/>l'utilisateur sont enregistrées dans la base de données et l'utilisateur est redirigé vers la page principale</text:p>
          </table:table-cell>
          <table:table-cell table:style-name="Tableau32.A2" office:value-type="string">
            <text:p text:style-name="P5">Les informations de <text:soft-page-break/>l'utilisateur sont enregistrées dans la base de données et l'utilisateur est redirigé vers la page principale</text:p>
          </table:table-cell>
          <table:table-cell table:style-name="Tableau32.A2" office:value-type="string">
            <text:p text:style-name="P5">OK</text:p>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L'utilisateur est redirigé vers la page de connexion</text:p>
          </table:table-cell>
          <table:table-cell table:style-name="Tableau33.A2" office:value-type="string">
            <text:p text:style-name="P5">OK</text:p>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Redirection vers la page de <text:span text:style-name="T4">l'administrateur</text:span></text:p>
          </table:table-cell>
          <table:table-cell table:style-name="Tableau34.A2" office:value-type="string">
            <text:p text:style-name="P5">OK</text:p>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Redirection vers la page principale.</text:p>
          </table:table-cell>
          <table:table-cell table:style-name="Tableau34.A2" office:value-type="string">
            <text:p text:style-name="P5">OK</text:p>
          </table:table-cell>
        </table:table-row>
        <table:table-row>
          <table:table-cell table:style-name="Tableau34.A5">
            <text:p text:style-name="P5"/>
          </table:table-cell>
          <table:table-cell table:style-name="Tableau34.A4" office:value-type="string">
            <text:p text:style-name="P5">Les champs renseignés ne correspondent à 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La page de connexion affiche une erreur</text:p>
          </table:table-cell>
          <table:table-cell table:style-name="Tableau34.A2" office:value-type="string">
            <text:p text:style-name="P5">OK</text:p>
          </table:table-cell>
        </table:table-row>
      </table:table>
      <text:p text:style-name="P2"/>
      <table:table table:name="Tableau52" table:style-name="Tableau52">
        <table:table-column table:style-name="Tableau52.A"/>
        <table:table-column table:style-name="Tableau52.B"/>
        <table:table-column table:style-name="Tableau52.C"/>
        <table:table-column table:style-name="Tableau52.D"/>
        <table:table-column table:style-name="Tableau52.E"/>
        <table:table-row>
          <table:table-cell table:style-name="Tableau52.A1" table:number-columns-spanned="5" office:value-type="string">
            <text:p text:style-name="P5">Référence du test appliqué : Connexion – Bouton «Inscription»</text:p>
          </table:table-cell>
          <table:covered-table-cell/>
          <table:covered-table-cell/>
          <table:covered-table-cell/>
          <table:covered-table-cell/>
        </table:table-row>
        <table:table-row>
          <table:table-cell table:style-name="Tableau52.A2" table:number-columns-spanned="5" office:value-type="string">
            <text:p text:style-name="P5">Responsable : PARCIANY Benjamin</text:p>
          </table:table-cell>
          <table:covered-table-cell/>
          <table:covered-table-cell/>
          <table:covered-table-cell/>
          <table:covered-table-cell/>
        </table:table-row>
        <table:table-row>
          <table:table-cell table:style-name="Tableau5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52.A4" office:value-type="string">
            <text:p text:style-name="P5">N° de test</text:p>
          </table:table-cell>
          <table:table-cell table:style-name="Tableau52.A4" office:value-type="string">
            <text:p text:style-name="P5">Entrée</text:p>
          </table:table-cell>
          <table:table-cell table:style-name="Tableau52.A4" office:value-type="string">
            <text:p text:style-name="P5">Résultat attendu</text:p>
          </table:table-cell>
          <table:table-cell table:style-name="Tableau52.A4" office:value-type="string">
            <text:p text:style-name="P5">Résultat observé</text:p>
          </table:table-cell>
          <table:table-cell table:style-name="Tableau52.A2" office:value-type="string">
            <text:p text:style-name="P5">Résultat du test</text:p>
          </table:table-cell>
        </table:table-row>
        <table:table-row>
          <table:table-cell table:style-name="Tableau52.A5" office:value-type="float" office:value="1">
            <text:p text:style-name="P5">1</text:p>
          </table:table-cell>
          <table:table-cell table:style-name="Tableau52.A4" office:value-type="string">
            <text:p text:style-name="P5">L'utilisateur clique sur le bouton</text:p>
          </table:table-cell>
          <table:table-cell table:style-name="Tableau52.A4" office:value-type="string">
            <text:p text:style-name="P5">Redirection vers la page d'inscription</text:p>
          </table:table-cell>
          <table:table-cell table:style-name="Tableau52.A2" office:value-type="string">
            <text:p text:style-name="P5">Redirection vers la page d'inscription</text:p>
          </table:table-cell>
          <table:table-cell table:style-name="Tableau52.A2" office:value-type="string">
            <text:p text:style-name="P5">OK</text:p>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ext:soft-page-break/>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Cliquer sur le bouton</text:p>
          </table:table-cell>
          <table:table-cell table:style-name="Tableau36.A4" office:value-type="string">
            <text:p text:style-name="P5">Redirection vers la page de connexion</text:p>
          </table:table-cell>
          <table:table-cell table:style-name="Tableau36.A2" office:value-type="string">
            <text:p text:style-name="P5"/>
          </table:table-cell>
          <table:table-cell table:style-name="Tableau36.A2" office:value-type="string">
            <text:p text:style-name="P5">NA</text:p>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Principale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page d'inscription</text:p>
          </table:table-cell>
          <table:table-cell table:style-name="Tableau37.A2" office:value-type="string">
            <text:p text:style-name="P5"/>
          </table:table-cell>
          <table:table-cell table:style-name="Tableau37.A2" office:value-type="string">
            <text:p text:style-name="P5">NA</text:p>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L'identifiant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L'adresse mail de l’utilisateur est mise à jour dans la base de données</text:p>
          </table:table-cell>
          <table:table-cell table:style-name="Tableau38.A2" office:value-type="string">
            <text:p text:style-name="P5">OK</text:p>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Le 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Le pré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Le mot de passe de l’utilisateur est mis à jour dans la base de données</text:p>
          </table:table-cell>
          <table:table-cell table:style-name="Tableau38.A2" office:value-type="string">
            <text:p text:style-name="P5">OK</text:p>
          </table:table-cell>
        </table:table-row>
        <text:soft-page-break/>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Aucune information n'est mise à jour</text:p>
          </table:table-cell>
          <table:table-cell table:style-name="Tableau38.A2" office:value-type="string">
            <text:p text:style-name="P5">OK</text:p>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Supprime le compte de l'utilisateur dans la base de données et redirige vers la page d'accueil.</text:p>
          </table:table-cell>
          <table:table-cell table:style-name="Tableau39.A2" office:value-type="string">
            <text:p text:style-name="P5">OK</text:p>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Annule l'authentification et redirige vers la page d'accueil</text:p>
          </table:table-cell>
          <table:table-cell table:style-name="Tableau40.A2" office:value-type="string">
            <text:p text:style-name="P5">OK</text:p>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Annule l'authentification et redirige vers la page d'accueil</text:p>
          </table:table-cell>
          <table:table-cell table:style-name="Tableau41.A2" office:value-type="string">
            <text:p text:style-name="P5">OK</text:p>
          </table:table-cell>
        </table:table-row>
      </table:table>
      <text:p text:style-name="P2"/>
      <table:table table:name="Tableau57" table:style-name="Tableau57">
        <table:table-column table:style-name="Tableau57.A"/>
        <table:table-column table:style-name="Tableau57.B"/>
        <table:table-column table:style-name="Tableau57.C"/>
        <table:table-column table:style-name="Tableau57.D"/>
        <table:table-column table:style-name="Tableau57.E"/>
        <table:table-row>
          <table:table-cell table:style-name="Tableau57.A1" table:number-columns-spanned="5" office:value-type="string">
            <text:p text:style-name="P5">Référence du test appliqué : Administrateur – Bouton «Jour»</text:p>
          </table:table-cell>
          <table:covered-table-cell/>
          <table:covered-table-cell/>
          <table:covered-table-cell/>
          <table:covered-table-cell/>
        </table:table-row>
        <table:table-row>
          <table:table-cell table:style-name="Tableau57.A2" table:number-columns-spanned="5" office:value-type="string">
            <text:p text:style-name="P5">Responsable : PARCIANY Benjamin</text:p>
          </table:table-cell>
          <table:covered-table-cell/>
          <table:covered-table-cell/>
          <table:covered-table-cell/>
          <table:covered-table-cell/>
        </table:table-row>
        <table:table-row>
          <table:table-cell table:style-name="Tableau57.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7.A4" office:value-type="string">
            <text:p text:style-name="P5">N° de test</text:p>
          </table:table-cell>
          <table:table-cell table:style-name="Tableau57.A4" office:value-type="string">
            <text:p text:style-name="P5">Entrée</text:p>
          </table:table-cell>
          <table:table-cell table:style-name="Tableau57.A4" office:value-type="string">
            <text:p text:style-name="P5">Résultat attendu</text:p>
          </table:table-cell>
          <table:table-cell table:style-name="Tableau57.A4" office:value-type="string">
            <text:p text:style-name="P5">Résultat observé</text:p>
          </table:table-cell>
          <table:table-cell table:style-name="Tableau57.A2" office:value-type="string">
            <text:p text:style-name="P5">Résultat du test</text:p>
          </table:table-cell>
        </table:table-row>
        <table:table-row>
          <table:table-cell table:style-name="Tableau57.A5" office:value-type="float" office:value="1">
            <text:p text:style-name="P5">1</text:p>
          </table:table-cell>
          <table:table-cell table:style-name="Tableau57.A4" office:value-type="string">
            <text:p text:style-name="P5">Cliquer sur le bouton</text:p>
          </table:table-cell>
          <table:table-cell table:style-name="Tableau57.A4" office:value-type="string">
            <text:p text:style-name="P5">Affiche les informations à partir du début du jour.</text:p>
          </table:table-cell>
          <table:table-cell table:style-name="Tableau57.A2" office:value-type="string">
            <text:p text:style-name="P5">Affiche les informations à partir du début du jour.</text:p>
          </table:table-cell>
          <table:table-cell table:style-name="Tableau57.A2" office:value-type="string">
            <text:p text:style-name="P5">OK</text:p>
          </table:table-cell>
        </table:table-row>
      </table:table>
      <text:p text:style-name="P2"/>
      <table:table table:name="Tableau59" table:style-name="Tableau59">
        <table:table-column table:style-name="Tableau59.A"/>
        <table:table-column table:style-name="Tableau59.B"/>
        <table:table-column table:style-name="Tableau59.C"/>
        <table:table-column table:style-name="Tableau59.D"/>
        <table:table-column table:style-name="Tableau59.E"/>
        <table:table-row>
          <table:table-cell table:style-name="Tableau59.A1" table:number-columns-spanned="5" office:value-type="string">
            <text:p text:style-name="P5">Référence du test appliqué : Administrateur – Bouton «Semaine»</text:p>
          </table:table-cell>
          <table:covered-table-cell/>
          <table:covered-table-cell/>
          <table:covered-table-cell/>
          <table:covered-table-cell/>
        </table:table-row>
        <text:soft-page-break/>
        <table:table-row>
          <table:table-cell table:style-name="Tableau59.A2" table:number-columns-spanned="5" office:value-type="string">
            <text:p text:style-name="P5">Responsable : PARCIANY Benjamin</text:p>
          </table:table-cell>
          <table:covered-table-cell/>
          <table:covered-table-cell/>
          <table:covered-table-cell/>
          <table:covered-table-cell/>
        </table:table-row>
        <table:table-row>
          <table:table-cell table:style-name="Tableau59.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9.A4" office:value-type="string">
            <text:p text:style-name="P5">N° de test</text:p>
          </table:table-cell>
          <table:table-cell table:style-name="Tableau59.A4" office:value-type="string">
            <text:p text:style-name="P5">Entrée</text:p>
          </table:table-cell>
          <table:table-cell table:style-name="Tableau59.A4" office:value-type="string">
            <text:p text:style-name="P5">Résultat attendu</text:p>
          </table:table-cell>
          <table:table-cell table:style-name="Tableau59.A4" office:value-type="string">
            <text:p text:style-name="P5">Résultat observé</text:p>
          </table:table-cell>
          <table:table-cell table:style-name="Tableau59.A2" office:value-type="string">
            <text:p text:style-name="P5">Résultat du test</text:p>
          </table:table-cell>
        </table:table-row>
        <table:table-row>
          <table:table-cell table:style-name="Tableau59.A5" office:value-type="float" office:value="1">
            <text:p text:style-name="P5">1</text:p>
          </table:table-cell>
          <table:table-cell table:style-name="Tableau59.A4" office:value-type="string">
            <text:p text:style-name="P5">Cliquer sur le bouton</text:p>
          </table:table-cell>
          <table:table-cell table:style-name="Tableau59.A4" office:value-type="string">
            <text:p text:style-name="P5">Affiche les informations à partir du début de semaine</text:p>
          </table:table-cell>
          <table:table-cell table:style-name="Tableau59.A2" office:value-type="string">
            <text:p text:style-name="P5">Affiche les informations à partir du début de semaine</text:p>
          </table:table-cell>
          <table:table-cell table:style-name="Tableau59.A2" office:value-type="string">
            <text:p text:style-name="P5">OK</text:p>
          </table:table-cell>
        </table:table-row>
      </table:table>
      <text:p text:style-name="P2"/>
      <table:table table:name="Tableau60" table:style-name="Tableau60">
        <table:table-column table:style-name="Tableau60.A"/>
        <table:table-column table:style-name="Tableau60.B"/>
        <table:table-column table:style-name="Tableau60.C"/>
        <table:table-column table:style-name="Tableau60.D"/>
        <table:table-column table:style-name="Tableau60.E"/>
        <table:table-row>
          <table:table-cell table:style-name="Tableau60.A1" table:number-columns-spanned="5" office:value-type="string">
            <text:p text:style-name="P5">Référence du test appliqué : Administrateur – Bouton «Mois»</text:p>
          </table:table-cell>
          <table:covered-table-cell/>
          <table:covered-table-cell/>
          <table:covered-table-cell/>
          <table:covered-table-cell/>
        </table:table-row>
        <table:table-row>
          <table:table-cell table:style-name="Tableau60.A2" table:number-columns-spanned="5" office:value-type="string">
            <text:p text:style-name="P5">Responsable : PARCIANY Benjamin</text:p>
          </table:table-cell>
          <table:covered-table-cell/>
          <table:covered-table-cell/>
          <table:covered-table-cell/>
          <table:covered-table-cell/>
        </table:table-row>
        <table:table-row>
          <table:table-cell table:style-name="Tableau60.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0.A4" office:value-type="string">
            <text:p text:style-name="P5">N° de test</text:p>
          </table:table-cell>
          <table:table-cell table:style-name="Tableau60.A4" office:value-type="string">
            <text:p text:style-name="P5">Entrée</text:p>
          </table:table-cell>
          <table:table-cell table:style-name="Tableau60.A4" office:value-type="string">
            <text:p text:style-name="P5">Résultat attendu</text:p>
          </table:table-cell>
          <table:table-cell table:style-name="Tableau60.A4" office:value-type="string">
            <text:p text:style-name="P5">Résultat observé</text:p>
          </table:table-cell>
          <table:table-cell table:style-name="Tableau60.A2" office:value-type="string">
            <text:p text:style-name="P5">Résultat du test</text:p>
          </table:table-cell>
        </table:table-row>
        <table:table-row>
          <table:table-cell table:style-name="Tableau60.A5" office:value-type="float" office:value="1">
            <text:p text:style-name="P5">1</text:p>
          </table:table-cell>
          <table:table-cell table:style-name="Tableau60.A4" office:value-type="string">
            <text:p text:style-name="P5">Cliquer sur le bouton</text:p>
          </table:table-cell>
          <table:table-cell table:style-name="Tableau60.A4" office:value-type="string">
            <text:p text:style-name="P5">Affiche les informations à partir du premier jour du mois</text:p>
          </table:table-cell>
          <table:table-cell table:style-name="Tableau60.A2" office:value-type="string">
            <text:p text:style-name="P5">Affiche les informations à partir du premier jour du mois</text:p>
          </table:table-cell>
          <table:table-cell table:style-name="Tableau60.A2" office:value-type="string">
            <text:p text:style-name="P5">OK</text:p>
          </table:table-cell>
        </table:table-row>
      </table:table>
      <text:p text:style-name="P2"/>
      <table:table table:name="Tableau62" table:style-name="Tableau62">
        <table:table-column table:style-name="Tableau62.A"/>
        <table:table-column table:style-name="Tableau62.B"/>
        <table:table-column table:style-name="Tableau62.C"/>
        <table:table-column table:style-name="Tableau62.D"/>
        <table:table-column table:style-name="Tableau62.E"/>
        <table:table-row>
          <table:table-cell table:style-name="Tableau62.A1" table:number-columns-spanned="5" office:value-type="string">
            <text:p text:style-name="P5">Référence du test appliqué : Administrateur – Bouton «Tout»</text:p>
          </table:table-cell>
          <table:covered-table-cell/>
          <table:covered-table-cell/>
          <table:covered-table-cell/>
          <table:covered-table-cell/>
        </table:table-row>
        <table:table-row>
          <table:table-cell table:style-name="Tableau62.A2" table:number-columns-spanned="5" office:value-type="string">
            <text:p text:style-name="P5">Responsable : PARCIANY Benjamin</text:p>
          </table:table-cell>
          <table:covered-table-cell/>
          <table:covered-table-cell/>
          <table:covered-table-cell/>
          <table:covered-table-cell/>
        </table:table-row>
        <table:table-row>
          <table:table-cell table:style-name="Tableau6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2.A4" office:value-type="string">
            <text:p text:style-name="P5">N° de test</text:p>
          </table:table-cell>
          <table:table-cell table:style-name="Tableau62.A4" office:value-type="string">
            <text:p text:style-name="P5">Entrée</text:p>
          </table:table-cell>
          <table:table-cell table:style-name="Tableau62.A4" office:value-type="string">
            <text:p text:style-name="P5">Résultat attendu</text:p>
          </table:table-cell>
          <table:table-cell table:style-name="Tableau62.A4" office:value-type="string">
            <text:p text:style-name="P5">Résultat observé</text:p>
          </table:table-cell>
          <table:table-cell table:style-name="Tableau62.A2" office:value-type="string">
            <text:p text:style-name="P5">Résultat du test</text:p>
          </table:table-cell>
        </table:table-row>
        <table:table-row>
          <table:table-cell table:style-name="Tableau62.A5" office:value-type="float" office:value="1">
            <text:p text:style-name="P5">1</text:p>
          </table:table-cell>
          <table:table-cell table:style-name="Tableau62.A4" office:value-type="string">
            <text:p text:style-name="P5">Cliquer sur le bouton</text:p>
          </table:table-cell>
          <table:table-cell table:style-name="Tableau62.A4" office:value-type="string">
            <text:p text:style-name="P5">Affiche les informations depuis la création de la base de données.</text:p>
          </table:table-cell>
          <table:table-cell table:style-name="Tableau62.A2" office:value-type="string">
            <text:p text:style-name="P5">Affiche les informations depuis la création de la base de données</text:p>
          </table:table-cell>
          <table:table-cell table:style-name="Tableau62.A2" office:value-type="string">
            <text:p text:style-name="P5">OK</text:p>
          </table:table-cell>
        </table:table-row>
      </table:table>
      <text:p text:style-name="P2"/>
      <table:table table:name="Tableau63" table:style-name="Tableau63">
        <table:table-column table:style-name="Tableau63.A"/>
        <table:table-column table:style-name="Tableau63.B"/>
        <table:table-column table:style-name="Tableau63.C"/>
        <table:table-column table:style-name="Tableau63.D"/>
        <table:table-column table:style-name="Tableau63.E"/>
        <table:table-row>
          <table:table-cell table:style-name="Tableau63.A1" table:number-columns-spanned="5" office:value-type="string">
            <text:p text:style-name="P5">Référence du test appliqué : Administrateur – Bouton «Utilisateur»</text:p>
          </table:table-cell>
          <table:covered-table-cell/>
          <table:covered-table-cell/>
          <table:covered-table-cell/>
          <table:covered-table-cell/>
        </table:table-row>
        <table:table-row>
          <table:table-cell table:style-name="Tableau63.A2" table:number-columns-spanned="5" office:value-type="string">
            <text:p text:style-name="P5">Responsable : PARCIANY Benjamin</text:p>
          </table:table-cell>
          <table:covered-table-cell/>
          <table:covered-table-cell/>
          <table:covered-table-cell/>
          <table:covered-table-cell/>
        </table:table-row>
        <table:table-row>
          <table:table-cell table:style-name="Tableau6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3.A4" office:value-type="string">
            <text:p text:style-name="P5">N° de test</text:p>
          </table:table-cell>
          <table:table-cell table:style-name="Tableau63.A4" office:value-type="string">
            <text:p text:style-name="P5">Entrée</text:p>
          </table:table-cell>
          <table:table-cell table:style-name="Tableau63.A4" office:value-type="string">
            <text:p text:style-name="P5">Résultat attendu</text:p>
          </table:table-cell>
          <table:table-cell table:style-name="Tableau63.A4" office:value-type="string">
            <text:p text:style-name="P5">Résultat observé</text:p>
          </table:table-cell>
          <table:table-cell table:style-name="Tableau63.A2" office:value-type="string">
            <text:p text:style-name="P5">Résultat du test</text:p>
          </table:table-cell>
        </table:table-row>
        <table:table-row>
          <table:table-cell table:style-name="Tableau63.A5" office:value-type="float" office:value="1">
            <text:p text:style-name="P5">1</text:p>
          </table:table-cell>
          <table:table-cell table:style-name="Tableau63.A4" office:value-type="string">
            <text:p text:style-name="P5">Cliquer sur le bouton</text:p>
          </table:table-cell>
          <table:table-cell table:style-name="Tableau63.A4" office:value-type="string">
            <text:p text:style-name="P5">Affiche la pop-up de recherche des utilisateurs.</text:p>
          </table:table-cell>
          <table:table-cell table:style-name="Tableau63.A2" office:value-type="string">
            <text:p text:style-name="P5">Affiche la pop-up de recherche des utilisateurs</text:p>
          </table:table-cell>
          <table:table-cell table:style-name="Tableau63.A2" office:value-type="string">
            <text:p text:style-name="P5">OK</text:p>
          </table:table-cell>
        </table:table-row>
      </table:table>
      <text:p text:style-name="P2"/>
      <table:table table:name="Tableau64" table:style-name="Tableau64">
        <table:table-column table:style-name="Tableau64.A"/>
        <table:table-column table:style-name="Tableau64.B"/>
        <table:table-column table:style-name="Tableau64.C"/>
        <table:table-column table:style-name="Tableau64.D"/>
        <table:table-column table:style-name="Tableau64.E"/>
        <table:table-row>
          <table:table-cell table:style-name="Tableau64.A1" table:number-columns-spanned="5" office:value-type="string">
            <text:p text:style-name="P5">Référence du test appliqué : Administrateur – Bouton «Visite»</text:p>
          </table:table-cell>
          <table:covered-table-cell/>
          <table:covered-table-cell/>
          <table:covered-table-cell/>
          <table:covered-table-cell/>
        </table:table-row>
        <table:table-row>
          <table:table-cell table:style-name="Tableau64.A2" table:number-columns-spanned="5" office:value-type="string">
            <text:p text:style-name="P5">Responsable : PARCIANY Benjamin</text:p>
          </table:table-cell>
          <table:covered-table-cell/>
          <table:covered-table-cell/>
          <table:covered-table-cell/>
          <table:covered-table-cell/>
        </table:table-row>
        <table:table-row>
          <table:table-cell table:style-name="Tableau6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4.A4" office:value-type="string">
            <text:p text:style-name="P5">N° de test</text:p>
          </table:table-cell>
          <table:table-cell table:style-name="Tableau64.A4" office:value-type="string">
            <text:p text:style-name="P5">Entrée</text:p>
          </table:table-cell>
          <table:table-cell table:style-name="Tableau64.A4" office:value-type="string">
            <text:p text:style-name="P5">Résultat attendu</text:p>
          </table:table-cell>
          <table:table-cell table:style-name="Tableau64.A4" office:value-type="string">
            <text:p text:style-name="P5">Résultat observé</text:p>
          </table:table-cell>
          <table:table-cell table:style-name="Tableau64.A2" office:value-type="string">
            <text:p text:style-name="P5">Résultat du test</text:p>
          </table:table-cell>
        </table:table-row>
        <table:table-row>
          <table:table-cell table:style-name="Tableau64.A5" office:value-type="float" office:value="1">
            <text:p text:style-name="P5">1</text:p>
          </table:table-cell>
          <table:table-cell table:style-name="Tableau64.A4" office:value-type="string">
            <text:p text:style-name="P5">Cliquer sur le bouton</text:p>
          </table:table-cell>
          <table:table-cell table:style-name="Tableau64.A4" office:value-type="string">
            <text:p text:style-name="P5">Affiche la pop-up de recherche des logs.</text:p>
          </table:table-cell>
          <table:table-cell table:style-name="Tableau64.A2" office:value-type="string">
            <text:p text:style-name="P5">Affiche la pop-up de recherche des logs.</text:p>
          </table:table-cell>
          <table:table-cell table:style-name="Tableau64.A2" office:value-type="string">
            <text:p text:style-name="P5">OK</text:p>
          </table:table-cell>
        </table:table-row>
      </table:table>
      <text:p text:style-name="P2"/>
      <table:table table:name="Tableau65" table:style-name="Tableau65">
        <table:table-column table:style-name="Tableau65.A"/>
        <table:table-column table:style-name="Tableau65.B"/>
        <table:table-column table:style-name="Tableau65.C"/>
        <table:table-column table:style-name="Tableau65.D"/>
        <table:table-column table:style-name="Tableau65.E"/>
        <text:soft-page-break/>
        <table:table-row>
          <table:table-cell table:style-name="Tableau65.A1" table:number-columns-spanned="5" office:value-type="string">
            <text:p text:style-name="P5">Référence du test appliqué : Administrateur – Bouton «Supprimer»</text:p>
          </table:table-cell>
          <table:covered-table-cell/>
          <table:covered-table-cell/>
          <table:covered-table-cell/>
          <table:covered-table-cell/>
        </table:table-row>
        <table:table-row>
          <table:table-cell table:style-name="Tableau65.A2" table:number-columns-spanned="5" office:value-type="string">
            <text:p text:style-name="P5">Responsable : PARCIANY Benjamin</text:p>
          </table:table-cell>
          <table:covered-table-cell/>
          <table:covered-table-cell/>
          <table:covered-table-cell/>
          <table:covered-table-cell/>
        </table:table-row>
        <table:table-row>
          <table:table-cell table:style-name="Tableau65.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5.A4" office:value-type="string">
            <text:p text:style-name="P5">N° de test</text:p>
          </table:table-cell>
          <table:table-cell table:style-name="Tableau65.A4" office:value-type="string">
            <text:p text:style-name="P5">Entrée</text:p>
          </table:table-cell>
          <table:table-cell table:style-name="Tableau65.A4" office:value-type="string">
            <text:p text:style-name="P5">Résultat attendu</text:p>
          </table:table-cell>
          <table:table-cell table:style-name="Tableau65.A4" office:value-type="string">
            <text:p text:style-name="P5">Résultat observé</text:p>
          </table:table-cell>
          <table:table-cell table:style-name="Tableau65.A2" office:value-type="string">
            <text:p text:style-name="P5">Résultat du test</text:p>
          </table:table-cell>
        </table:table-row>
        <table:table-row>
          <table:table-cell table:style-name="Tableau65.A5" office:value-type="float" office:value="1">
            <text:p text:style-name="P5">1</text:p>
          </table:table-cell>
          <table:table-cell table:style-name="Tableau65.A4" office:value-type="string">
            <text:p text:style-name="P5">Cliquer sur le bouton</text:p>
          </table:table-cell>
          <table:table-cell table:style-name="Tableau65.A4" office:value-type="string">
            <text:p text:style-name="P5">Supprime l'utilisateur de la base de données.</text:p>
          </table:table-cell>
          <table:table-cell table:style-name="Tableau65.A2" office:value-type="string">
            <text:p text:style-name="P5">Supprime l'utilisateur de la base de données.</text:p>
          </table:table-cell>
          <table:table-cell table:style-name="Tableau65.A2" office:value-type="string">
            <text:p text:style-name="P5">OK</text:p>
          </table:table-cell>
        </table:table-row>
      </table:table>
      <text:p text:style-name="P2"/>
      <table:table table:name="Tableau71" table:style-name="Tableau71">
        <table:table-column table:style-name="Tableau71.A"/>
        <table:table-column table:style-name="Tableau71.B"/>
        <table:table-column table:style-name="Tableau71.C"/>
        <table:table-column table:style-name="Tableau71.D"/>
        <table:table-column table:style-name="Tableau71.E"/>
        <table:table-row>
          <table:table-cell table:style-name="Tableau71.A1" table:number-columns-spanned="5" office:value-type="string">
            <text:p text:style-name="P5">Référence du test appliqué : Nb_premiers – Bouton «Calculer»</text:p>
          </table:table-cell>
          <table:covered-table-cell/>
          <table:covered-table-cell/>
          <table:covered-table-cell/>
          <table:covered-table-cell/>
        </table:table-row>
        <table:table-row>
          <table:table-cell table:style-name="Tableau71.A2" table:number-columns-spanned="5" office:value-type="string">
            <text:p text:style-name="P5">Responsable : PARCIANY Benjamin</text:p>
          </table:table-cell>
          <table:covered-table-cell/>
          <table:covered-table-cell/>
          <table:covered-table-cell/>
          <table:covered-table-cell/>
        </table:table-row>
        <table:table-row>
          <table:table-cell table:style-name="Tableau71.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1.A4" office:value-type="string">
            <text:p text:style-name="P5">N° de test</text:p>
          </table:table-cell>
          <table:table-cell table:style-name="Tableau71.A4" office:value-type="string">
            <text:p text:style-name="P5">Entrée</text:p>
          </table:table-cell>
          <table:table-cell table:style-name="Tableau71.A4" office:value-type="string">
            <text:p text:style-name="P5">Résultat attendu</text:p>
          </table:table-cell>
          <table:table-cell table:style-name="Tableau71.A4" office:value-type="string">
            <text:p text:style-name="P5">Résultat observé</text:p>
          </table:table-cell>
          <table:table-cell table:style-name="Tableau71.A2" office:value-type="string">
            <text:p text:style-name="P5">Résultat du test</text:p>
          </table:table-cell>
        </table:table-row>
        <table:table-row>
          <table:table-cell table:style-name="Tableau71.A5" office:value-type="float" office:value="1">
            <text:p text:style-name="P5">1</text:p>
          </table:table-cell>
          <table:table-cell table:style-name="Tableau71.A4" office:value-type="string">
            <text:p text:style-name="P5">Cliquer sur le bouton</text:p>
          </table:table-cell>
          <table:table-cell table:style-name="Tableau71.A4" office:value-type="string">
            <text:p text:style-name="P5"><text:span text:style-name="T4">Affiche le résultat du script calculant les nombres premiers entre deux bornes</text:span>.</text:p>
          </table:table-cell>
          <table:table-cell table:style-name="Tableau71.A2" office:value-type="string">
            <text:p text:style-name="P5"><text:span text:style-name="T4">Affiche le résultat du script calculant les nombres premiers entre deux bornes</text:span>.</text:p>
          </table:table-cell>
          <table:table-cell table:style-name="Tableau71.A2" office:value-type="string">
            <text:p text:style-name="P5">OK</text:p>
          </table:table-cell>
        </table:table-row>
      </table:table>
      <text:p text:style-name="P2"/>
      <table:table table:name="Tableau72" table:style-name="Tableau72">
        <table:table-column table:style-name="Tableau72.A"/>
        <table:table-column table:style-name="Tableau72.B"/>
        <table:table-column table:style-name="Tableau72.C"/>
        <table:table-column table:style-name="Tableau72.D"/>
        <table:table-column table:style-name="Tableau72.E"/>
        <table:table-row>
          <table:table-cell table:style-name="Tableau72.A1" table:number-columns-spanned="5" office:value-type="string">
            <text:p text:style-name="P5">Référence du test appliqué : Nb_premiers – Switch «Calcul distribué»</text:p>
          </table:table-cell>
          <table:covered-table-cell/>
          <table:covered-table-cell/>
          <table:covered-table-cell/>
          <table:covered-table-cell/>
        </table:table-row>
        <table:table-row>
          <table:table-cell table:style-name="Tableau72.A2" table:number-columns-spanned="5" office:value-type="string">
            <text:p text:style-name="P5">Responsable : PARCIANY Benjamin</text:p>
          </table:table-cell>
          <table:covered-table-cell/>
          <table:covered-table-cell/>
          <table:covered-table-cell/>
          <table:covered-table-cell/>
        </table:table-row>
        <table:table-row>
          <table:table-cell table:style-name="Tableau7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2.A4" office:value-type="string">
            <text:p text:style-name="P5">N° de test</text:p>
          </table:table-cell>
          <table:table-cell table:style-name="Tableau72.A4" office:value-type="string">
            <text:p text:style-name="P5">Entrée</text:p>
          </table:table-cell>
          <table:table-cell table:style-name="Tableau72.A4" office:value-type="string">
            <text:p text:style-name="P5">Résultat attendu</text:p>
          </table:table-cell>
          <table:table-cell table:style-name="Tableau72.A4" office:value-type="string">
            <text:p text:style-name="P5">Résultat observé</text:p>
          </table:table-cell>
          <table:table-cell table:style-name="Tableau72.A2" office:value-type="string">
            <text:p text:style-name="P5">Résultat du test</text:p>
          </table:table-cell>
        </table:table-row>
        <table:table-row>
          <table:table-cell table:style-name="Tableau72.A5" office:value-type="float" office:value="1">
            <text:p text:style-name="P5">1</text:p>
          </table:table-cell>
          <table:table-cell table:style-name="Tableau72.A4" office:value-type="string">
            <text:p text:style-name="P5">Cliquer sur le bouton</text:p>
          </table:table-cell>
          <table:table-cell table:style-name="Tableau72.A4" office:value-type="string">
            <text:p text:style-name="P8">Effectue le calcul sur les RaspberryPi Zéro en calcul distribué.</text:p>
          </table:table-cell>
          <table:table-cell table:style-name="Tableau72.A2" office:value-type="string">
            <text:p text:style-name="P8">Effectue le calcul sur les RaspberryPi Zéro en calcul distribué</text:p>
          </table:table-cell>
          <table:table-cell table:style-name="Tableau72.A2" office:value-type="string">
            <text:p text:style-name="P5">OK</text:p>
          </table:table-cell>
        </table:table-row>
      </table:table>
      <text:p text:style-name="P2"/>
      <table:table table:name="Tableau73" table:style-name="Tableau73">
        <table:table-column table:style-name="Tableau73.A"/>
        <table:table-column table:style-name="Tableau73.B"/>
        <table:table-column table:style-name="Tableau73.C"/>
        <table:table-column table:style-name="Tableau73.D"/>
        <table:table-column table:style-name="Tableau73.E"/>
        <table:table-row>
          <table:table-cell table:style-name="Tableau73.A1" table:number-columns-spanned="5" office:value-type="string">
            <text:p text:style-name="P5">Référence du test appliqué : Nb_premiers – Bouton «Se connecter»</text:p>
          </table:table-cell>
          <table:covered-table-cell/>
          <table:covered-table-cell/>
          <table:covered-table-cell/>
          <table:covered-table-cell/>
        </table:table-row>
        <table:table-row>
          <table:table-cell table:style-name="Tableau73.A2" table:number-columns-spanned="5" office:value-type="string">
            <text:p text:style-name="P5">Responsable : PARCIANY Benjamin</text:p>
          </table:table-cell>
          <table:covered-table-cell/>
          <table:covered-table-cell/>
          <table:covered-table-cell/>
          <table:covered-table-cell/>
        </table:table-row>
        <table:table-row>
          <table:table-cell table:style-name="Tableau7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3.A4" office:value-type="string">
            <text:p text:style-name="P5">N° de test</text:p>
          </table:table-cell>
          <table:table-cell table:style-name="Tableau73.A4" office:value-type="string">
            <text:p text:style-name="P5">Entrée</text:p>
          </table:table-cell>
          <table:table-cell table:style-name="Tableau73.A4" office:value-type="string">
            <text:p text:style-name="P5">Résultat attendu</text:p>
          </table:table-cell>
          <table:table-cell table:style-name="Tableau73.A4" office:value-type="string">
            <text:p text:style-name="P5">Résultat observé</text:p>
          </table:table-cell>
          <table:table-cell table:style-name="Tableau73.A2" office:value-type="string">
            <text:p text:style-name="P5">Résultat du test</text:p>
          </table:table-cell>
        </table:table-row>
        <table:table-row>
          <table:table-cell table:style-name="Tableau73.A5" office:value-type="float" office:value="1">
            <text:p text:style-name="P5">1</text:p>
          </table:table-cell>
          <table:table-cell table:style-name="Tableau73.A4" office:value-type="string">
            <text:p text:style-name="P5">Cliquer sur le bouton</text:p>
          </table:table-cell>
          <table:table-cell table:style-name="Tableau73.A4" office:value-type="string">
            <text:p text:style-name="P8">Redirection vers la page de connexion.</text:p>
          </table:table-cell>
          <table:table-cell table:style-name="Tableau73.A2" office:value-type="string">
            <text:p text:style-name="P8">Redirection vers la page de connexion.</text:p>
          </table:table-cell>
          <table:table-cell table:style-name="Tableau73.A2" office:value-type="string">
            <text:p text:style-name="P5">OK</text:p>
          </table:table-cell>
        </table:table-row>
      </table:table>
      <text:p text:style-name="P2"/>
      <table:table table:name="Tableau74" table:style-name="Tableau74">
        <table:table-column table:style-name="Tableau74.A"/>
        <table:table-column table:style-name="Tableau74.B"/>
        <table:table-column table:style-name="Tableau74.C"/>
        <table:table-column table:style-name="Tableau74.D"/>
        <table:table-column table:style-name="Tableau74.E"/>
        <table:table-row>
          <table:table-cell table:style-name="Tableau74.A1" table:number-columns-spanned="5" office:value-type="string">
            <text:p text:style-name="P5">Référence du test appliqué : Nb_premiers – Bouton «S'inscrire»</text:p>
          </table:table-cell>
          <table:covered-table-cell/>
          <table:covered-table-cell/>
          <table:covered-table-cell/>
          <table:covered-table-cell/>
        </table:table-row>
        <table:table-row>
          <table:table-cell table:style-name="Tableau74.A2" table:number-columns-spanned="5" office:value-type="string">
            <text:p text:style-name="P5">Responsable : PARCIANY Benjamin</text:p>
          </table:table-cell>
          <table:covered-table-cell/>
          <table:covered-table-cell/>
          <table:covered-table-cell/>
          <table:covered-table-cell/>
        </table:table-row>
        <table:table-row>
          <table:table-cell table:style-name="Tableau7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4.A4" office:value-type="string">
            <text:p text:style-name="P5">N° de test</text:p>
          </table:table-cell>
          <table:table-cell table:style-name="Tableau74.A4" office:value-type="string">
            <text:p text:style-name="P5">Entrée</text:p>
          </table:table-cell>
          <table:table-cell table:style-name="Tableau74.A4" office:value-type="string">
            <text:p text:style-name="P5">Résultat attendu</text:p>
          </table:table-cell>
          <table:table-cell table:style-name="Tableau74.A4" office:value-type="string">
            <text:p text:style-name="P5">Résultat observé</text:p>
          </table:table-cell>
          <table:table-cell table:style-name="Tableau74.A2" office:value-type="string">
            <text:p text:style-name="P5">Résultat du test</text:p>
          </table:table-cell>
        </table:table-row>
        <table:table-row>
          <table:table-cell table:style-name="Tableau74.A5" office:value-type="float" office:value="1">
            <text:p text:style-name="P5">1</text:p>
          </table:table-cell>
          <table:table-cell table:style-name="Tableau74.A4" office:value-type="string">
            <text:p text:style-name="P5">Cliquer sur le bouton</text:p>
          </table:table-cell>
          <table:table-cell table:style-name="Tableau74.A4" office:value-type="string">
            <text:p text:style-name="P8">Redirection vers la page d'inscription.</text:p>
          </table:table-cell>
          <table:table-cell table:style-name="Tableau74.A2" office:value-type="string">
            <text:p text:style-name="P8">Redirection vers la page d'inscription</text:p>
          </table:table-cell>
          <table:table-cell table:style-name="Tableau74.A2" office:value-type="string">
            <text:p text:style-name="P5">OK</text:p>
          </table:table-cell>
        </table:table-row>
      </table:table>
      <text:p text:style-name="P2"/>
      <text:p text:style-name="P2"/>
      <text:p text:style-name="P2"><text:soft-page-break/></text:p>
      <text:list xml:id="list8386889088154369760" text:style-name="L4">
        <text:list-item>
          <text:list>
            <text:list-item>
              <text:p text:style-name="P13">Tests unitaires</text:p>
              <text:p text:style-name="P13"/>
              <text:list>
                <text:list-item>
                  <text:p text:style-name="P13">Campagne des tests unitaires</text:p>
                </text:list-item>
              </text:list>
            </text:list-item>
          </text:list>
        </text:list-item>
      </text:list>
      <text:p text:style-name="P2"/>
      <table:table table:name="Tableau75" table:style-name="Tableau75">
        <table:table-column table:style-name="Tableau75.A"/>
        <table:table-column table:style-name="Tableau75.B"/>
        <table:table-row>
          <table:table-cell table:style-name="Tableau75.A1" table:number-columns-spanned="2" office:value-type="string">
            <text:p text:style-name="P5">Produit testé : BlitzCalc</text:p>
          </table:table-cell>
          <table:covered-table-cell/>
        </table:table-row>
        <table:table-row>
          <table:table-cell table:style-name="Tableau75.A2" table:number-columns-spanned="2" office:value-type="string">
            <text:p text:style-name="P6">Configuration logicielle : Aucune</text:p>
          </table:table-cell>
          <table:covered-table-cell/>
        </table:table-row>
        <table:table-row>
          <table:table-cell table:style-name="Tableau75.A2" table:number-columns-spanned="2" office:value-type="string">
            <text:p text:style-name="P6">Configuration matérielle : Aucune</text:p>
          </table:table-cell>
          <table:covered-table-cell/>
        </table:table-row>
        <table:table-row>
          <table:table-cell table:style-name="Tableau75.A4" office:value-type="string">
            <text:p text:style-name="P5">Date de début : 10/01/2024</text:p>
          </table:table-cell>
          <table:table-cell table:style-name="Tableau75.A2" office:value-type="string">
            <text:p text:style-name="P6">Date de finalisation :</text:p>
          </table:table-cell>
        </table:table-row>
        <table:table-row>
          <table:table-cell table:style-name="Tableau75.A2" table:number-columns-spanned="2" office:value-type="string">
            <text:p text:style-name="P6">Tests à appliquer : liste de références aux descriptions des tests</text:p>
          </table:table-cell>
          <table:covered-table-cell/>
        </table:table-row>
        <table:table-row>
          <table:table-cell table:style-name="Tableau75.A2" table:number-columns-spanned="2" office:value-type="string">
            <text:p text:style-name="P5">Responsable de la campagne de test : PARCIANY Benjamin</text:p>
          </table:table-cell>
          <table:covered-table-cell/>
        </table:table-row>
      </table:table>
      <text:p text:style-name="P2"/>
      <text:list xml:id="list35378613" text:continue-numbering="true" text:style-name="L4">
        <text:list-item>
          <text:list>
            <text:list-item>
              <text:list>
                <text:list-item>
                  <text:p text:style-name="P13">Tests unitaires</text:p>
                </text:list-item>
              </text:list>
            </text:list-item>
          </text:list>
        </text:list-item>
      </text:list>
      <text:p text:style-name="P2"/>
      <table:table table:name="Tableau76" table:style-name="Tableau76">
        <table:table-column table:style-name="Tableau76.A"/>
        <table:table-column table:style-name="Tableau76.B"/>
        <table:table-column table:style-name="Tableau76.C"/>
        <table:table-column table:style-name="Tableau76.D"/>
        <table:table-row>
          <table:table-cell table:style-name="Tableau76.A1" table:number-columns-spanned="3" office:value-type="string">
            <text:p text:style-name="P5">Identification du test : Nombre premiers</text:p>
          </table:table-cell>
          <table:covered-table-cell/>
          <table:covered-table-cell/>
          <table:table-cell table:style-name="Tableau76.D1" office:value-type="string">
            <text:p text:style-name="P5">Version : 15/01/2024</text:p>
          </table:table-cell>
        </table:table-row>
        <table:table-row>
          <table:table-cell table:style-name="Tableau76.A2" table:number-columns-spanned="4" office:value-type="string">
            <text:p text:style-name="P7"><text:span text:style-name="T2">Description du test : </text:span><text:span text:style-name="T3">Test boîte noire – la fonction n'accepte en paramètre que des nombres positifs avec comme contrainte que la borne de début soit strictement inférieure à la borne de fin.</text:span></text:p>
          </table:table-cell>
          <table:covered-table-cell/>
          <table:covered-table-cell/>
          <table:covered-table-cell/>
        </table:table-row>
        <table:table-row>
          <table:table-cell table:style-name="Tableau76.A2" table:number-columns-spanned="4" office:value-type="string">
            <text:p text:style-name="P6">Ressources requises : navigateur web</text:p>
          </table:table-cell>
          <table:covered-table-cell/>
          <table:covered-table-cell/>
          <table:covered-table-cell/>
        </table:table-row>
        <table:table-row>
          <table:table-cell table:style-name="Tableau76.A2" table:number-columns-spanned="4" office:value-type="string">
            <text:p text:style-name="P5">Responsable : PARCIANY Benjamin</text:p>
          </table:table-cell>
          <table:covered-table-cell/>
          <table:covered-table-cell/>
          <table:covered-table-cell/>
        </table:table-row>
        <table:table-row table:style-name="Tableau76.5">
          <table:table-cell table:style-name="Tableau76.A5" office:value-type="string">
            <text:p text:style-name="P5">N° de test</text:p>
          </table:table-cell>
          <table:table-cell table:style-name="Tableau76.A5" office:value-type="string">
            <text:p text:style-name="P5">Borne début</text:p>
          </table:table-cell>
          <table:table-cell table:style-name="Tableau76.A5" office:value-type="string">
            <text:p text:style-name="P5">Borne fin</text:p>
          </table:table-cell>
          <table:table-cell table:style-name="Tableau76.A2" office:value-type="string">
            <text:p text:style-name="P5">Sortie (Résultat attendu)</text:p>
          </table:table-cell>
        </table:table-row>
        <table:table-row>
          <table:table-cell table:style-name="Tableau76.A6" office:value-type="float" office:value="1">
            <text:p text:style-name="P5">1</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C ∈ <text:s/><text:span text:style-name="T4">⟦0;+∞ ⟧, si A&lt;B</text:span></text:p>
          </table:table-cell>
        </table:table-row>
      </table:table>
      <text:p text:style-name="P2"/>
      <text:list xml:id="list35364918" text:continue-numbering="true" text:style-name="L4">
        <text:list-item>
          <text:list>
            <text:list-item>
              <text:list>
                <text:list-item>
                  <text:p text:style-name="P13">Résultats des tests unitaires</text:p>
                </text:list-item>
              </text:list>
            </text:list-item>
          </text:list>
        </text:list-item>
      </text:list>
      <text:p text:style-name="P2"/>
      <table:table table:name="Tableau77" table:style-name="Tableau77">
        <table:table-column table:style-name="Tableau77.A"/>
        <table:table-column table:style-name="Tableau77.B" table:number-columns-repeated="2"/>
        <table:table-column table:style-name="Tableau77.D"/>
        <table:table-column table:style-name="Tableau77.E"/>
        <table:table-column table:style-name="Tableau77.F"/>
        <table:table-row>
          <table:table-cell table:style-name="Tableau77.A1" table:number-columns-spanned="6" office:value-type="string">
            <text:p text:style-name="P5">Référence du test appliqué : Nombre premiers</text:p>
          </table:table-cell>
          <table:covered-table-cell/>
          <table:covered-table-cell/>
          <table:covered-table-cell/>
          <table:covered-table-cell/>
          <table:covered-table-cell/>
        </table:table-row>
        <table:table-row>
          <table:table-cell table:style-name="Tableau77.A2" table:number-columns-spanned="6" office:value-type="string">
            <text:p text:style-name="P5">Responsable : PARCIANY Benjamin</text:p>
          </table:table-cell>
          <table:covered-table-cell/>
          <table:covered-table-cell/>
          <table:covered-table-cell/>
          <table:covered-table-cell/>
          <table:covered-table-cell/>
        </table:table-row>
        <table:table-row>
          <table:table-cell table:style-name="Tableau77.A2" table:number-columns-spanned="6" office:value-type="string">
            <text:p text:style-name="P5">Date de l'application du test : </text:p>
          </table:table-cell>
          <table:covered-table-cell/>
          <table:covered-table-cell/>
          <table:covered-table-cell/>
          <table:covered-table-cell/>
          <table:covered-table-cell/>
        </table:table-row>
        <table:table-row>
          <table:table-cell table:style-name="Tableau77.A4" office:value-type="string">
            <text:p text:style-name="P5">N° de test</text:p>
          </table:table-cell>
          <table:table-cell table:style-name="Tableau77.A4" office:value-type="string">
            <text:p text:style-name="P5">Borne début</text:p>
          </table:table-cell>
          <table:table-cell table:style-name="Tableau77.A4" office:value-type="string">
            <text:p text:style-name="P5">Borne fin</text:p>
          </table:table-cell>
          <table:table-cell table:style-name="Tableau77.A4" office:value-type="string">
            <text:p text:style-name="P5">Sortie (Résultat attendu)</text:p>
          </table:table-cell>
          <table:table-cell table:style-name="Tableau77.A4" office:value-type="string">
            <text:p text:style-name="P5">Résultat observé</text:p>
          </table:table-cell>
          <table:table-cell table:style-name="Tableau77.A2" office:value-type="string">
            <text:p text:style-name="P5">Résultat du test</text:p>
          </table:table-cell>
        </table:table-row>
        <table:table-row>
          <table:table-cell table:style-name="Tableau77.A5" office:value-type="float" office:value="1">
            <text:p text:style-name="P5">1</text:p>
          </table:table-cell>
          <table:table-cell table:style-name="Tableau77.A5" office:value-type="float" office:value="0">
            <text:p text:style-name="P5">0</text:p>
          </table:table-cell>
          <table:table-cell table:style-name="Tableau77.A5" office:value-type="float" office:value="10">
            <text:p text:style-name="P5">10</text:p>
          </table:table-cell>
          <table:table-cell table:style-name="Tableau77.A4" office:value-type="string">
            <text:p text:style-name="P5">[1, 2, 3, 5, 7]</text:p>
          </table:table-cell>
          <table:table-cell table:style-name="Tableau77.A2" office:value-type="string">
            <text:p text:style-name="P8"/>
          </table:table-cell>
          <table:table-cell table:style-name="Tableau77.A2" office:value-type="string">
            <text:p text:style-name="P5">NA</text:p>
          </table:table-cell>
        </table:table-row>
      </table:table>
      <text:p text:style-name="P2"/>
      <text:list xml:id="list7153754147715434349" text:style-name="L5">
        <text:list-item>
          <text:p text:style-name="P14">Mesures de qualités</text:p>
        </text:list-item>
      </text:list>
      <text:p text:style-name="P2"/>
      <text:list xml:id="list35380823" text:continue-numbering="true" text:style-name="L5">
        <text:list-item>
          <text:list>
            <text:list-item>
              <text:p text:style-name="P14">Effectiveness</text:p>
            </text:list-item>
          </text:list>
        </text:list-item>
      </text:list>
      <text:p text:style-name="P2"/>
      <table:table table:name="Tableau80" table:style-name="Tableau80">
        <table:table-column table:style-name="Tableau80.A"/>
        <table:table-column table:style-name="Tableau80.B"/>
        <table:table-column table:style-name="Tableau80.C"/>
        <table:table-column table:style-name="Tableau80.D"/>
        <table:table-column table:style-name="Tableau80.E"/>
        <table:table-row>
          <table:table-cell table:style-name="Tableau80.A1" table:number-columns-spanned="3" office:value-type="string">
            <text:p text:style-name="P5">Identification du test : Nombre premiers</text:p>
          </table:table-cell>
          <table:covered-table-cell/>
          <table:covered-table-cell/>
          <table:table-cell table:style-name="Tableau80.D1" table:number-columns-spanned="2" office:value-type="string">
            <text:p text:style-name="P5">Version : 15/01/2024</text:p>
          </table:table-cell>
          <table:covered-table-cell/>
        </table:table-row>
        <table:table-row>
          <table:table-cell table:style-name="Tableau80.A2" table:number-columns-spanned="5" office:value-type="string">
            <text:p text:style-name="P7"><text:span text:style-name="T2">Description du test : </text:span><text:span text:style-name="T3">Test l'effectiveness de l'algorithme de calcul des nombres premiers en comparant le résultat donné par l'algorithme avec une liste des nombres premiers. </text:span></text:p>
            <text:p text:style-name="P7"><text:span text:style-name="T3">Fréquence d'erreur = Nombre d'erreur (nombres premiers absents ou incorrectes dans le résultat) / Nombre total d'exécution (nombre total de nombres premiers entre les deux bornes)</text:span></text:p>
          </table:table-cell>
          <table:covered-table-cell/>
          <table:covered-table-cell/>
          <table:covered-table-cell/>
          <table:covered-table-cell/>
        </table:table-row>
        <table:table-row>
          <table:table-cell table:style-name="Tableau80.A2" table:number-columns-spanned="5" office:value-type="string">
            <text:p text:style-name="P6">Ressources requises : navigateur web</text:p>
          </table:table-cell>
          <table:covered-table-cell/>
          <table:covered-table-cell/>
          <table:covered-table-cell/>
          <table:covered-table-cell/>
        </table:table-row>
        <table:table-row>
          <table:table-cell table:style-name="Tableau80.A2" table:number-columns-spanned="5" office:value-type="string">
            <text:p text:style-name="P5">Responsable : PARCIANY Benjamin</text:p>
          </table:table-cell>
          <table:covered-table-cell/>
          <table:covered-table-cell/>
          <table:covered-table-cell/>
          <table:covered-table-cell/>
        </table:table-row>
        <text:soft-page-break/>
        <table:table-row table:style-name="Tableau80.5">
          <table:table-cell table:style-name="Tableau80.A5" office:value-type="string">
            <text:p text:style-name="P5">N° de test</text:p>
          </table:table-cell>
          <table:table-cell table:style-name="Tableau80.A5" office:value-type="string">
            <text:p text:style-name="P5"><text:s/>Borne début</text:p>
          </table:table-cell>
          <table:table-cell table:style-name="Tableau80.A5" office:value-type="string">
            <text:p text:style-name="P5">Borne fin</text:p>
          </table:table-cell>
          <table:table-cell table:style-name="Tableau80.A5" office:value-type="string">
            <text:p text:style-name="P5">Temps d'exécution</text:p>
          </table:table-cell>
          <table:table-cell table:style-name="Tableau80.A2" office:value-type="string">
            <text:p text:style-name="P5">Fréquence d'erreur</text:p>
          </table:table-cell>
        </table:table-row>
        <table:table-row>
          <table:table-cell table:style-name="Tableau80.A6" office:value-type="float" office:value="1">
            <text:p text:style-name="P5">1</text:p>
          </table:table-cell>
          <table:table-cell table:style-name="Tableau80.A6" office:value-type="float" office:value="0">
            <text:p text:style-name="P5"><text:span text:style-name="T4">0</text:span></text:p>
          </table:table-cell>
          <table:table-cell table:style-name="Tableau80.A6" office:value-type="float" office:value="10">
            <text:p text:style-name="P5"><text:span text:style-name="T4">10</text:span></text:p>
          </table:table-cell>
          <table:table-cell table:style-name="Tableau80.A5" office:value-type="string">
            <text:p text:style-name="P5"><text:span text:style-name="T4"/></text:p>
          </table:table-cell>
          <table:table-cell table:style-name="Tableau80.A2" office:value-type="string">
            <text:p text:style-name="P5"/>
          </table:table-cell>
        </table:table-row>
        <table:table-row>
          <table:table-cell table:style-name="Tableau80.A6" office:value-type="float" office:value="2">
            <text:p text:style-name="P5">2</text:p>
          </table:table-cell>
          <table:table-cell table:style-name="Tableau80.A6" office:value-type="float" office:value="0">
            <text:p text:style-name="P5">0</text:p>
          </table:table-cell>
          <table:table-cell table:style-name="Tableau80.A6" office:value-type="float" office:value="100">
            <text:p text:style-name="P5">100</text:p>
          </table:table-cell>
          <table:table-cell table:style-name="Tableau80.A5" office:value-type="string">
            <text:p text:style-name="P5"/>
          </table:table-cell>
          <table:table-cell table:style-name="Tableau80.A2" office:value-type="string">
            <text:p text:style-name="P5"/>
          </table:table-cell>
        </table:table-row>
        <table:table-row>
          <table:table-cell table:style-name="Tableau80.A6" office:value-type="float" office:value="3">
            <text:p text:style-name="P5">3</text:p>
          </table:table-cell>
          <table:table-cell table:style-name="Tableau80.A6" office:value-type="float" office:value="0">
            <text:p text:style-name="P5">0</text:p>
          </table:table-cell>
          <table:table-cell table:style-name="Tableau80.A6" office:value-type="float" office:value="1000">
            <text:p text:style-name="P5">1000</text:p>
          </table:table-cell>
          <table:table-cell table:style-name="Tableau80.A5" office:value-type="string">
            <text:p text:style-name="P5"/>
          </table:table-cell>
          <table:table-cell table:style-name="Tableau80.A2" office:value-type="string">
            <text:p text:style-name="P5"/>
          </table:table-cell>
        </table:table-row>
        <table:table-row>
          <table:table-cell table:style-name="Tableau80.A6" office:value-type="float" office:value="4">
            <text:p text:style-name="P5">4</text:p>
          </table:table-cell>
          <table:table-cell table:style-name="Tableau80.A6" office:value-type="float" office:value="0">
            <text:p text:style-name="P5">0</text:p>
          </table:table-cell>
          <table:table-cell table:style-name="Tableau80.A6" office:value-type="float" office:value="10000">
            <text:p text:style-name="P5">10000</text:p>
          </table:table-cell>
          <table:table-cell table:style-name="Tableau80.A5" office:value-type="string">
            <text:p text:style-name="P5"/>
          </table:table-cell>
          <table:table-cell table:style-name="Tableau80.A2" office:value-type="string">
            <text:p text:style-name="P5"/>
          </table:table-cell>
        </table:table-row>
      </table:table>
      <text:p text:style-name="P2"/>
      <text:list xml:id="list35387378" text:continue-numbering="true" text:style-name="L5">
        <text:list-item>
          <text:list>
            <text:list-item>
              <text:p text:style-name="P14">Efficiency</text:p>
            </text:list-item>
          </text:list>
        </text:list-item>
      </text:list>
      <text:p text:style-name="P2"/>
      <table:table table:name="Tableau81" table:style-name="Tableau81">
        <table:table-column table:style-name="Tableau81.A"/>
        <table:table-column table:style-name="Tableau81.B"/>
        <table:table-column table:style-name="Tableau81.C"/>
        <table:table-column table:style-name="Tableau81.D"/>
        <table:table-row>
          <table:table-cell table:style-name="Tableau81.A1" table:number-columns-spanned="3" office:value-type="string">
            <text:p text:style-name="P5">Identification du test : Nombre premiers – Speed Up</text:p>
          </table:table-cell>
          <table:covered-table-cell/>
          <table:covered-table-cell/>
          <table:table-cell table:style-name="Tableau81.D1" office:value-type="string">
            <text:p text:style-name="P5">Version : 15/01/2024</text:p>
          </table:table-cell>
        </table:table-row>
        <table:table-row>
          <table:table-cell table:style-name="Tableau81.A2" table:number-columns-spanned="4" office:value-type="string">
            <text:p text:style-name="P7"><text:span text:style-name="T2">Description du test : </text:span><text:span text:style-name="T3">Test le Speed Up du module calculant les nombres premiers en lui mettant à disposition quatre RaspberryPi Zéro, soit 4 cœurs.</text:span></text:p>
            <text:p text:style-name="P7"><text:span text:style-name="T3">Speed Up = Temps 1 / Temps n</text:span></text:p>
          </table:table-cell>
          <table:covered-table-cell/>
          <table:covered-table-cell/>
          <table:covered-table-cell/>
        </table:table-row>
        <table:table-row>
          <table:table-cell table:style-name="Tableau81.A2" table:number-columns-spanned="4" office:value-type="string">
            <text:p text:style-name="P6">Ressources requises : navigateur web</text:p>
          </table:table-cell>
          <table:covered-table-cell/>
          <table:covered-table-cell/>
          <table:covered-table-cell/>
        </table:table-row>
        <table:table-row>
          <table:table-cell table:style-name="Tableau81.A2" table:number-columns-spanned="4" office:value-type="string">
            <text:p text:style-name="P5">Responsable : PARCIANY Benjamin</text:p>
          </table:table-cell>
          <table:covered-table-cell/>
          <table:covered-table-cell/>
          <table:covered-table-cell/>
        </table:table-row>
        <table:table-row table:style-name="Tableau81.5">
          <table:table-cell table:style-name="Tableau81.A5" office:value-type="string">
            <text:p text:style-name="P5">N° de test</text:p>
          </table:table-cell>
          <table:table-cell table:style-name="Tableau81.A5" office:value-type="string">
            <text:p text:style-name="P5">Nombre de cœurs </text:p>
          </table:table-cell>
          <table:table-cell table:style-name="Tableau81.A5" office:value-type="string">
            <text:p text:style-name="P5">Temps d'exécution</text:p>
          </table:table-cell>
          <table:table-cell table:style-name="Tableau81.A2" office:value-type="string">
            <text:p text:style-name="P5">Speed Up</text:p>
          </table:table-cell>
        </table:table-row>
        <table:table-row>
          <table:table-cell table:style-name="Tableau81.A6" office:value-type="float" office:value="1">
            <text:p text:style-name="P5">1</text:p>
          </table:table-cell>
          <table:table-cell table:style-name="Tableau81.A6" office:value-type="float" office:value="1">
            <text:p text:style-name="P5"><text:span text:style-name="T4">1</text:span></text:p>
          </table:table-cell>
          <table:table-cell table:style-name="Tableau81.A5" office:value-type="string">
            <text:p text:style-name="P5"><text:span text:style-name="T4"/></text:p>
          </table:table-cell>
          <table:table-cell table:style-name="Tableau81.A2" office:value-type="string">
            <text:p text:style-name="P5"><text:span text:style-name="T4"/></text:p>
          </table:table-cell>
        </table:table-row>
        <table:table-row>
          <table:table-cell table:style-name="Tableau81.A6" office:value-type="float" office:value="2">
            <text:p text:style-name="P5">2</text:p>
          </table:table-cell>
          <table:table-cell table:style-name="Tableau81.A6" office:value-type="float" office:value="4">
            <text:p text:style-name="P5">4</text:p>
          </table:table-cell>
          <table:table-cell table:style-name="Tableau81.A5" office:value-type="string">
            <text:p text:style-name="P5"/>
          </table:table-cell>
          <table:table-cell table:style-name="Tableau81.A2" office:value-type="string">
            <text:p text:style-name="P5"/>
          </table:table-cell>
        </table:table-row>
      </table:table>
      <text:p text:style-name="P2"/>
      <table:table table:name="Tableau78" table:style-name="Tableau78">
        <table:table-column table:style-name="Tableau78.A"/>
        <table:table-column table:style-name="Tableau78.B"/>
        <table:table-column table:style-name="Tableau78.C"/>
        <table:table-column table:style-name="Tableau78.D"/>
        <table:table-row>
          <table:table-cell table:style-name="Tableau78.A1" table:number-columns-spanned="3" office:value-type="string">
            <text:p text:style-name="P5">Identification du test : Nombre premiers – Scalabilité forte</text:p>
          </table:table-cell>
          <table:covered-table-cell/>
          <table:covered-table-cell/>
          <table:table-cell table:style-name="Tableau78.D1" office:value-type="string">
            <text:p text:style-name="P5">Version : 15/01/2024</text:p>
          </table:table-cell>
        </table:table-row>
        <table:table-row>
          <table:table-cell table:style-name="Tableau78.A2" table:number-columns-spanned="4" office:value-type="string">
            <text:p text:style-name="P7"><text:span text:style-name="T2">Description du test : </text:span><text:span text:style-name="T3">Test la scalabilité forte du module calculant les nombres premiers en lui mettant à disposition quatre RaspberryPi Zéro, soit 4 cœurs.</text:span></text:p>
            <text:p text:style-name="P7"><text:span text:style-name="T3">Speed Up = Temps 1 / Temps n</text:span></text:p>
          </table:table-cell>
          <table:covered-table-cell/>
          <table:covered-table-cell/>
          <table:covered-table-cell/>
        </table:table-row>
        <table:table-row>
          <table:table-cell table:style-name="Tableau78.A2" table:number-columns-spanned="4" office:value-type="string">
            <text:p text:style-name="P6">Ressources requises : navigateur web</text:p>
          </table:table-cell>
          <table:covered-table-cell/>
          <table:covered-table-cell/>
          <table:covered-table-cell/>
        </table:table-row>
        <table:table-row>
          <table:table-cell table:style-name="Tableau78.A2" table:number-columns-spanned="4" office:value-type="string">
            <text:p text:style-name="P5">Responsable : PARCIANY Benjamin</text:p>
          </table:table-cell>
          <table:covered-table-cell/>
          <table:covered-table-cell/>
          <table:covered-table-cell/>
        </table:table-row>
        <table:table-row table:style-name="Tableau78.5">
          <table:table-cell table:style-name="Tableau78.A5" office:value-type="string">
            <text:p text:style-name="P5">N° de test</text:p>
          </table:table-cell>
          <table:table-cell table:style-name="Tableau78.A5" office:value-type="string">
            <text:p text:style-name="P5">Nombre de cœurs </text:p>
          </table:table-cell>
          <table:table-cell table:style-name="Tableau78.A5" office:value-type="string">
            <text:p text:style-name="P5">Temps d'exécution</text:p>
          </table:table-cell>
          <table:table-cell table:style-name="Tableau78.A2" office:value-type="string">
            <text:p text:style-name="P5">Speed Up</text:p>
          </table:table-cell>
        </table:table-row>
        <table:table-row>
          <table:table-cell table:style-name="Tableau78.A6" office:value-type="float" office:value="1">
            <text:p text:style-name="P5">1</text:p>
          </table:table-cell>
          <table:table-cell table:style-name="Tableau78.A6" office:value-type="float" office:value="1">
            <text:p text:style-name="P5"><text:span text:style-name="T4">1</text:span></text:p>
          </table:table-cell>
          <table:table-cell table:style-name="Tableau78.A5" office:value-type="string">
            <text:p text:style-name="P5"><text:span text:style-name="T4"/></text:p>
          </table:table-cell>
          <table:table-cell table:style-name="Tableau78.A2" office:value-type="string">
            <text:p text:style-name="P5"><text:span text:style-name="T4"/></text:p>
          </table:table-cell>
        </table:table-row>
        <table:table-row>
          <table:table-cell table:style-name="Tableau78.A6" office:value-type="float" office:value="2">
            <text:p text:style-name="P5">2</text:p>
          </table:table-cell>
          <table:table-cell table:style-name="Tableau78.A6" office:value-type="float" office:value="4">
            <text:p text:style-name="P5">4</text:p>
          </table:table-cell>
          <table:table-cell table:style-name="Tableau78.A5" office:value-type="string">
            <text:p text:style-name="P5"/>
          </table:table-cell>
          <table:table-cell table:style-name="Tableau78.A2" office:value-type="string">
            <text:p text:style-name="P5"/>
          </table:table-cell>
        </table:table-row>
      </table:table>
      <text:p text:style-name="P2"/>
      <table:table table:name="Tableau79" table:style-name="Tableau79">
        <table:table-column table:style-name="Tableau79.A"/>
        <table:table-column table:style-name="Tableau79.B"/>
        <table:table-column table:style-name="Tableau79.C"/>
        <table:table-column table:style-name="Tableau79.D"/>
        <table:table-row>
          <table:table-cell table:style-name="Tableau79.A1" table:number-columns-spanned="3" office:value-type="string">
            <text:p text:style-name="P5">Identification du test : Nombre premiers – Scalabilité faible</text:p>
          </table:table-cell>
          <table:covered-table-cell/>
          <table:covered-table-cell/>
          <table:table-cell table:style-name="Tableau79.D1" office:value-type="string">
            <text:p text:style-name="P5">Version : 15/01/2024</text:p>
          </table:table-cell>
        </table:table-row>
        <table:table-row>
          <table:table-cell table:style-name="Tableau79.A2" table:number-columns-spanned="4" office:value-type="string">
            <text:p text:style-name="P7"><text:span text:style-name="T2">Description du test : </text:span><text:span text:style-name="T3">Test la scalabilité faible du module calculant les nombres premiers en lui mettant à disposition quatre RaspberryPi Zéro, soit 4 cœurs.</text:span></text:p>
            <text:p text:style-name="P7"><text:span text:style-name="T3">Speed Up = Temps 1 / Temps n</text:span></text:p>
          </table:table-cell>
          <table:covered-table-cell/>
          <table:covered-table-cell/>
          <table:covered-table-cell/>
        </table:table-row>
        <table:table-row>
          <table:table-cell table:style-name="Tableau79.A2" table:number-columns-spanned="4" office:value-type="string">
            <text:p text:style-name="P6">Ressources requises : navigateur web</text:p>
          </table:table-cell>
          <table:covered-table-cell/>
          <table:covered-table-cell/>
          <table:covered-table-cell/>
        </table:table-row>
        <table:table-row>
          <table:table-cell table:style-name="Tableau79.A2" table:number-columns-spanned="4" office:value-type="string">
            <text:p text:style-name="P5">Responsable : PARCIANY Benjamin</text:p>
          </table:table-cell>
          <table:covered-table-cell/>
          <table:covered-table-cell/>
          <table:covered-table-cell/>
        </table:table-row>
        <table:table-row table:style-name="Tableau79.5">
          <table:table-cell table:style-name="Tableau79.A5" office:value-type="string">
            <text:p text:style-name="P5">N° de test</text:p>
          </table:table-cell>
          <table:table-cell table:style-name="Tableau79.A5" office:value-type="string">
            <text:p text:style-name="P5">Nombre de cœurs </text:p>
          </table:table-cell>
          <table:table-cell table:style-name="Tableau79.A5" office:value-type="string">
            <text:p text:style-name="P5">Temps d'exécution</text:p>
          </table:table-cell>
          <table:table-cell table:style-name="Tableau79.A2" office:value-type="string">
            <text:p text:style-name="P5">Speed Up</text:p>
          </table:table-cell>
        </table:table-row>
        <table:table-row>
          <table:table-cell table:style-name="Tableau79.A6" office:value-type="float" office:value="1">
            <text:p text:style-name="P5">1</text:p>
          </table:table-cell>
          <table:table-cell table:style-name="Tableau79.A6" office:value-type="float" office:value="1">
            <text:p text:style-name="P5"><text:span text:style-name="T4">1</text:span></text:p>
          </table:table-cell>
          <table:table-cell table:style-name="Tableau79.A5" office:value-type="string">
            <text:p text:style-name="P5"><text:span text:style-name="T4"/></text:p>
          </table:table-cell>
          <table:table-cell table:style-name="Tableau79.A2" office:value-type="string">
            <text:p text:style-name="P5"><text:span text:style-name="T4"/></text:p>
          </table:table-cell>
        </table:table-row>
        <table:table-row>
          <table:table-cell table:style-name="Tableau79.A6" office:value-type="float" office:value="2">
            <text:p text:style-name="P5">2</text:p>
          </table:table-cell>
          <table:table-cell table:style-name="Tableau79.A6" office:value-type="float" office:value="4">
            <text:p text:style-name="P5">4</text:p>
          </table:table-cell>
          <table:table-cell table:style-name="Tableau79.A5" office:value-type="string">
            <text:p text:style-name="P5"/>
          </table:table-cell>
          <table:table-cell table:style-name="Tableau79.A2" office:value-type="string">
            <text:p text:style-name="P5"/>
          </table:table-cell>
        </table:table-row>
      </table:table>
      <text:p text:style-name="P2"><text:soft-page-break/></text:p>
      <text:list xml:id="list35383391" text:continue-numbering="true" text:style-name="L5">
        <text:list-item>
          <text:p text:style-name="P14">Conclusions</text:p>
        </text:list-item>
      </text:list>
      <text:p text:style-name="P2"/>
      <text:p text:style-name="P3">Tous les tests exécutés sont valid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4-01-15T15:12:37.80</dc:date>
    <meta:editing-duration>P1DT7H12M47S</meta:editing-duration>
    <meta:editing-cycles>577</meta:editing-cycles>
    <meta:generator>OpenOffice/4.1.12$Win32 OpenOffice.org_project/4112m1$Build-9809</meta:generator>
    <meta:document-statistic meta:table-count="81" meta:image-count="0" meta:object-count="0" meta:page-count="23" meta:paragraph-count="1207" meta:word-count="6021" meta:character-count="36559"/>
  </office:meta>
</office:document-meta>
</file>